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7992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22in"/>
    </style:style>
    <style:style style:name="co6" style:family="table-column">
      <style:table-column-properties fo:break-before="auto" style:column-width="0.5083in"/>
    </style:style>
    <style:style style:name="co7" style:family="table-column">
      <style:table-column-properties fo:break-before="auto" style:column-width="0.4654in"/>
    </style:style>
    <style:style style:name="co8" style:family="table-column">
      <style:table-column-properties fo:break-before="auto" style:column-width="0.3902in"/>
    </style:style>
    <style:style style:name="co12" style:family="table-column">
      <style:table-column-properties fo:break-before="auto" style:column-width="0.3472in"/>
    </style:style>
    <style:style style:name="co13" style:family="table-column">
      <style:table-column-properties fo:break-before="auto" style:column-width="0.4437in"/>
    </style:style>
    <style:style style:name="co14" style:family="table-column">
      <style:table-column-properties fo:break-before="auto" style:column-width="0.6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ot" table:style-name="ta1" table:print="false">
        <table:table-column table:style-name="co4" table:default-cell-style-name="Default"/>
        <table:table-row table:style-name="ro1">
          <table:table-cell>
            <draw:frame table:end-cell-address="Plot.N35" table:end-x="0.4665in" table:end-y="0.0728in" draw:z-index="0" draw:style-name="gr1" svg:width="12.0232in" svg:height="6.0941in" svg:x="0.0004in" svg:y="0.0004in">
              <draw:object draw:notify-on-update-of-ranges="Weather.A17:Weather.A139 Weather.K15:Weather.K15 Weather.K17:Weather.K139 Weather.A17:Weather.A139 Weather.L15:Weather.L15 Weather.L17:Weather.L13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5">
          <table:table-cell/>
        </table:table-row>
        <table:table-row table:style-name="ro1">
          <table:table-cell>
            <draw:frame table:end-cell-address="Plot.N71" table:end-x="0.4661in" table:end-y="0.0732in" draw:z-index="1" draw:style-name="gr1" svg:width="12.0232in" svg:height="6.0941in" svg:x="0in" svg:y="0.0008in">
              <draw:object draw:notify-on-update-of-ranges="Weather.A17:Weather.A139 Weather.J15:Weather.J15 Weather.J17:Weather.J13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35">
          <table:table-cell/>
        </table:table-row>
        <table:table-row table:style-name="ro1">
          <table:table-cell>
            <draw:frame table:end-cell-address="Plot.N112" table:end-x="0.8567in" table:end-y="0.1457in" draw:z-index="2" draw:style-name="gr1" svg:width="12.4134in" svg:height="7.0528in" svg:x="0.0004in" svg:y="0.0004in">
              <draw:object draw:notify-on-update-of-ranges="Yield.A3:Yield.A18 Yield.B1:Yield.B1 Yield.B3:Yield.B18 Yield.A3:Yield.A18 Yield.C1:Yield.C1 Yield.C3:Yield.C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Weather" table:style-name="ta1" table:print="false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>
            <text:p>dlf-0.0 -- MyWeather (defined in 'setup.dai')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VERSION: 5.19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OGFILE: my_weather.dlf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N: Mon Oct 13 13:59:00 201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OLUMN: *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VAL: box non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LOG: A log table for a specific colum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SIMFILE: setup.dai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--------------------</text:p>
          </table:table-cell>
          <table:table-cell table:number-columns-repeated="10"/>
        </table:table-row>
        <table:table-row table:style-name="ro1">
          <table:table-cell office:value-type="string">
            <text:p>date</text:p>
          </table:table-cell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mday</text:p>
          </table:table-cell>
          <table:table-cell office:value-type="string">
            <text:p>hour</text:p>
          </table:table-cell>
          <table:table-cell office:value-type="string">
            <text:p>rain</text:p>
          </table:table-cell>
          <table:table-cell office:value-type="string">
            <text:p>snow</text:p>
          </table:table-cell>
          <table:table-cell office:value-type="string">
            <text:p>ET0</text:p>
          </table:table-cell>
          <table:table-cell office:value-type="string">
            <text:p>Ea</text:p>
          </table:table-cell>
          <table:table-cell office:value-type="string">
            <text:p>LAI</text:p>
          </table:table-cell>
          <table:table-cell office:value-type="string">
            <text:p>Precip</text:p>
          </table:table-cell>
          <table:table-cell office:value-type="string">
            <text:p>Makkink</text:p>
          </table:table-cell>
        </table:table-row>
        <table:table-row table:style-name="ro1">
          <table:table-cell table:number-columns-repeated="5"/>
          <table:table-cell table:number-columns-repeated="4" office:value-type="string">
            <text:p>mm</text:p>
          </table:table-cell>
          <table:table-cell office:value-type="string">
            <text:p>m^2/m^2</text:p>
          </table:table-cell>
          <table:table-cell table:number-columns-repeated="2" office:value-type="string">
            <text:p>mm</text:p>
          </table:table-cell>
        </table:table-row>
        <table:table-row table:style-name="ro1">
          <table:table-cell table:formula="of:=DATE([.B17];[.C17];[.D17])" office:value-type="date" office:date-value="2014-04-01">
            <text:p>04/01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[.F17]+[.G17]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DATE([.B18];[.C18];[.D18])" office:value-type="date" office:date-value="2014-04-02">
            <text:p>04/02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.19423">
            <text:p>1.19423</text:p>
          </table:table-cell>
          <table:table-cell office:value-type="float" office:value="0.716541">
            <text:p>0.716541</text:p>
          </table:table-cell>
          <table:table-cell office:value-type="float" office:value="0">
            <text:p>0</text:p>
          </table:table-cell>
          <table:table-cell table:formula="of:=[.K17]+[.F18]+[.G18]" office:value-type="float" office:value="0">
            <text:p>0</text:p>
          </table:table-cell>
          <table:table-cell table:formula="of:=[.L17]+[.H18]" office:value-type="float" office:value="1.19423">
            <text:p>1.19423</text:p>
          </table:table-cell>
        </table:table-row>
        <table:table-row table:style-name="ro1">
          <table:table-cell table:formula="of:=DATE([.B19];[.C19];[.D19])" office:value-type="date" office:date-value="2014-04-03">
            <text:p>04/03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.20403">
            <text:p>2.20403</text:p>
          </table:table-cell>
          <table:table-cell office:value-type="float" office:value="1.32242">
            <text:p>1.32242</text:p>
          </table:table-cell>
          <table:table-cell office:value-type="float" office:value="0">
            <text:p>0</text:p>
          </table:table-cell>
          <table:table-cell table:formula="of:=[.K18]+[.F19]+[.G19]" office:value-type="float" office:value="1.2">
            <text:p>1.2</text:p>
          </table:table-cell>
          <table:table-cell table:formula="of:=[.L18]+[.H19]" office:value-type="float" office:value="3.39826">
            <text:p>3.39826</text:p>
          </table:table-cell>
        </table:table-row>
        <table:table-row table:style-name="ro1">
          <table:table-cell table:formula="of:=DATE([.B20];[.C20];[.D20])" office:value-type="date" office:date-value="2014-04-04">
            <text:p>04/04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.02489">
            <text:p>2.02489</text:p>
          </table:table-cell>
          <table:table-cell office:value-type="float" office:value="1.21494">
            <text:p>1.21494</text:p>
          </table:table-cell>
          <table:table-cell office:value-type="float" office:value="0">
            <text:p>0</text:p>
          </table:table-cell>
          <table:table-cell table:formula="of:=[.K19]+[.F20]+[.G20]" office:value-type="float" office:value="1.2">
            <text:p>1.2</text:p>
          </table:table-cell>
          <table:table-cell table:formula="of:=[.L19]+[.H20]" office:value-type="float" office:value="5.42315">
            <text:p>5.42315</text:p>
          </table:table-cell>
        </table:table-row>
        <table:table-row table:style-name="ro1">
          <table:table-cell table:formula="of:=DATE([.B21];[.C21];[.D21])" office:value-type="date" office:date-value="2014-04-05">
            <text:p>04/05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.618392">
            <text:p>0.618392</text:p>
          </table:table-cell>
          <table:table-cell office:value-type="float" office:value="0.371035">
            <text:p>0.371035</text:p>
          </table:table-cell>
          <table:table-cell office:value-type="float" office:value="0">
            <text:p>0</text:p>
          </table:table-cell>
          <table:table-cell table:formula="of:=[.K20]+[.F21]+[.G21]" office:value-type="float" office:value="1.2">
            <text:p>1.2</text:p>
          </table:table-cell>
          <table:table-cell table:formula="of:=[.L20]+[.H21]" office:value-type="float" office:value="6.041542">
            <text:p>6.041542</text:p>
          </table:table-cell>
        </table:table-row>
        <table:table-row table:style-name="ro1">
          <table:table-cell table:formula="of:=DATE([.B22];[.C22];[.D22])" office:value-type="date" office:date-value="2014-04-06">
            <text:p>04/06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1.12098">
            <text:p>1.12098</text:p>
          </table:table-cell>
          <table:table-cell office:value-type="float" office:value="0.672591">
            <text:p>0.672591</text:p>
          </table:table-cell>
          <table:table-cell office:value-type="float" office:value="0">
            <text:p>0</text:p>
          </table:table-cell>
          <table:table-cell table:formula="of:=[.K21]+[.F22]+[.G22]" office:value-type="float" office:value="2.5">
            <text:p>2.5</text:p>
          </table:table-cell>
          <table:table-cell table:formula="of:=[.L21]+[.H22]" office:value-type="float" office:value="7.162522">
            <text:p>7.162522</text:p>
          </table:table-cell>
        </table:table-row>
        <table:table-row table:style-name="ro1">
          <table:table-cell table:formula="of:=DATE([.B23];[.C23];[.D23])" office:value-type="date" office:date-value="2014-04-07">
            <text:p>04/07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.35495">
            <text:p>1.35495</text:p>
          </table:table-cell>
          <table:table-cell office:value-type="float" office:value="0.812972">
            <text:p>0.812972</text:p>
          </table:table-cell>
          <table:table-cell office:value-type="float" office:value="0">
            <text:p>0</text:p>
          </table:table-cell>
          <table:table-cell table:formula="of:=[.K22]+[.F23]+[.G23]" office:value-type="float" office:value="3.1">
            <text:p>3.1</text:p>
          </table:table-cell>
          <table:table-cell table:formula="of:=[.L22]+[.H23]" office:value-type="float" office:value="8.517472">
            <text:p>8.517472</text:p>
          </table:table-cell>
        </table:table-row>
        <table:table-row table:style-name="ro1">
          <table:table-cell table:formula="of:=DATE([.B24];[.C24];[.D24])" office:value-type="date" office:date-value="2014-04-08">
            <text:p>04/08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.10565">
            <text:p>1.10565</text:p>
          </table:table-cell>
          <table:table-cell office:value-type="float" office:value="0.663392">
            <text:p>0.663392</text:p>
          </table:table-cell>
          <table:table-cell office:value-type="float" office:value="0">
            <text:p>0</text:p>
          </table:table-cell>
          <table:table-cell table:formula="of:=[.K23]+[.F24]+[.G24]" office:value-type="float" office:value="3.6">
            <text:p>3.6</text:p>
          </table:table-cell>
          <table:table-cell table:formula="of:=[.L23]+[.H24]" office:value-type="float" office:value="9.623122">
            <text:p>9.623122</text:p>
          </table:table-cell>
        </table:table-row>
        <table:table-row table:style-name="ro1">
          <table:table-cell table:formula="of:=DATE([.B25];[.C25];[.D25])" office:value-type="date" office:date-value="2014-04-09">
            <text:p>04/09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996779">
            <text:p>0.996779</text:p>
          </table:table-cell>
          <table:table-cell office:value-type="float" office:value="0.598068">
            <text:p>0.598068</text:p>
          </table:table-cell>
          <table:table-cell office:value-type="float" office:value="0">
            <text:p>0</text:p>
          </table:table-cell>
          <table:table-cell table:formula="of:=[.K24]+[.F25]+[.G25]" office:value-type="float" office:value="5.9">
            <text:p>5.9</text:p>
          </table:table-cell>
          <table:table-cell table:formula="of:=[.L24]+[.H25]" office:value-type="float" office:value="10.619901">
            <text:p>10.619901</text:p>
          </table:table-cell>
        </table:table-row>
        <table:table-row table:style-name="ro1">
          <table:table-cell table:formula="of:=DATE([.B26];[.C26];[.D26])" office:value-type="date" office:date-value="2014-04-10">
            <text:p>04/10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.25751">
            <text:p>1.25751</text:p>
          </table:table-cell>
          <table:table-cell office:value-type="float" office:value="0.754508">
            <text:p>0.754508</text:p>
          </table:table-cell>
          <table:table-cell office:value-type="float" office:value="0">
            <text:p>0</text:p>
          </table:table-cell>
          <table:table-cell table:formula="of:=[.K25]+[.F26]+[.G26]" office:value-type="float" office:value="6.4">
            <text:p>6.4</text:p>
          </table:table-cell>
          <table:table-cell table:formula="of:=[.L25]+[.H26]" office:value-type="float" office:value="11.877411">
            <text:p>11.877411</text:p>
          </table:table-cell>
        </table:table-row>
        <table:table-row table:style-name="ro1">
          <table:table-cell table:formula="of:=DATE([.B27];[.C27];[.D27])" office:value-type="date" office:date-value="2014-04-11">
            <text:p>04/11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6801">
            <text:p>0.976801</text:p>
          </table:table-cell>
          <table:table-cell office:value-type="float" office:value="0.586081">
            <text:p>0.586081</text:p>
          </table:table-cell>
          <table:table-cell office:value-type="float" office:value="0">
            <text:p>0</text:p>
          </table:table-cell>
          <table:table-cell table:formula="of:=[.K26]+[.F27]+[.G27]" office:value-type="float" office:value="6.4">
            <text:p>6.4</text:p>
          </table:table-cell>
          <table:table-cell table:formula="of:=[.L26]+[.H27]" office:value-type="float" office:value="12.854212">
            <text:p>12.854212</text:p>
          </table:table-cell>
        </table:table-row>
        <table:table-row table:style-name="ro1">
          <table:table-cell table:formula="of:=DATE([.B28];[.C28];[.D28])" office:value-type="date" office:date-value="2014-04-12">
            <text:p>04/12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.60581">
            <text:p>2.60581</text:p>
          </table:table-cell>
          <table:table-cell office:value-type="float" office:value="1.56349">
            <text:p>1.56349</text:p>
          </table:table-cell>
          <table:table-cell office:value-type="float" office:value="0">
            <text:p>0</text:p>
          </table:table-cell>
          <table:table-cell table:formula="of:=[.K27]+[.F28]+[.G28]" office:value-type="float" office:value="7.6">
            <text:p>7.6</text:p>
          </table:table-cell>
          <table:table-cell table:formula="of:=[.L27]+[.H28]" office:value-type="float" office:value="15.460022">
            <text:p>15.460022</text:p>
          </table:table-cell>
        </table:table-row>
        <table:table-row table:style-name="ro1">
          <table:table-cell table:formula="of:=DATE([.B29];[.C29];[.D29])" office:value-type="date" office:date-value="2014-04-13">
            <text:p>04/13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2.26156">
            <text:p>2.26156</text:p>
          </table:table-cell>
          <table:table-cell office:value-type="float" office:value="1.35694">
            <text:p>1.35694</text:p>
          </table:table-cell>
          <table:table-cell office:value-type="float" office:value="0">
            <text:p>0</text:p>
          </table:table-cell>
          <table:table-cell table:formula="of:=[.K28]+[.F29]+[.G29]" office:value-type="float" office:value="8.7">
            <text:p>8.7</text:p>
          </table:table-cell>
          <table:table-cell table:formula="of:=[.L28]+[.H29]" office:value-type="float" office:value="17.721582">
            <text:p>17.721582</text:p>
          </table:table-cell>
        </table:table-row>
        <table:table-row table:style-name="ro1">
          <table:table-cell table:formula="of:=DATE([.B30];[.C30];[.D30])" office:value-type="date" office:date-value="2014-04-14">
            <text:p>04/14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.30535">
            <text:p>1.30535</text:p>
          </table:table-cell>
          <table:table-cell office:value-type="float" office:value="0.783207">
            <text:p>0.783207</text:p>
          </table:table-cell>
          <table:table-cell office:value-type="float" office:value="0">
            <text:p>0</text:p>
          </table:table-cell>
          <table:table-cell table:formula="of:=[.K29]+[.F30]+[.G30]" office:value-type="float" office:value="9.5">
            <text:p>9.5</text:p>
          </table:table-cell>
          <table:table-cell table:formula="of:=[.L29]+[.H30]" office:value-type="float" office:value="19.026932">
            <text:p>19.026932</text:p>
          </table:table-cell>
        </table:table-row>
        <table:table-row table:style-name="ro1">
          <table:table-cell table:formula="of:=DATE([.B31];[.C31];[.D31])" office:value-type="date" office:date-value="2014-04-15">
            <text:p>04/15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3.0969">
            <text:p>3.0969</text:p>
          </table:table-cell>
          <table:table-cell office:value-type="float" office:value="1.85814">
            <text:p>1.85814</text:p>
          </table:table-cell>
          <table:table-cell office:value-type="float" office:value="0">
            <text:p>0</text:p>
          </table:table-cell>
          <table:table-cell table:formula="of:=[.K30]+[.F31]+[.G31]" office:value-type="float" office:value="14.3">
            <text:p>14.3</text:p>
          </table:table-cell>
          <table:table-cell table:formula="of:=[.L30]+[.H31]" office:value-type="float" office:value="22.123832">
            <text:p>22.123832</text:p>
          </table:table-cell>
        </table:table-row>
        <table:table-row table:style-name="ro1">
          <table:table-cell table:formula="of:=DATE([.B32];[.C32];[.D32])" office:value-type="date" office:date-value="2014-04-16">
            <text:p>04/16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.2844">
            <text:p>3.2844</text:p>
          </table:table-cell>
          <table:table-cell office:value-type="float" office:value="1.97064">
            <text:p>1.97064</text:p>
          </table:table-cell>
          <table:table-cell office:value-type="float" office:value="0">
            <text:p>0</text:p>
          </table:table-cell>
          <table:table-cell table:formula="of:=[.K31]+[.F32]+[.G32]" office:value-type="float" office:value="14.4">
            <text:p>14.4</text:p>
          </table:table-cell>
          <table:table-cell table:formula="of:=[.L31]+[.H32]" office:value-type="float" office:value="25.408232">
            <text:p>25.408232</text:p>
          </table:table-cell>
        </table:table-row>
        <table:table-row table:style-name="ro1">
          <table:table-cell table:formula="of:=DATE([.B33];[.C33];[.D33])" office:value-type="date" office:date-value="2014-04-17">
            <text:p>04/17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.96749">
            <text:p>1.96749</text:p>
          </table:table-cell>
          <table:table-cell office:value-type="float" office:value="1.18049">
            <text:p>1.18049</text:p>
          </table:table-cell>
          <table:table-cell office:value-type="float" office:value="0">
            <text:p>0</text:p>
          </table:table-cell>
          <table:table-cell table:formula="of:=[.K32]+[.F33]+[.G33]" office:value-type="float" office:value="14.4">
            <text:p>14.4</text:p>
          </table:table-cell>
          <table:table-cell table:formula="of:=[.L32]+[.H33]" office:value-type="float" office:value="27.375722">
            <text:p>27.375722</text:p>
          </table:table-cell>
        </table:table-row>
        <table:table-row table:style-name="ro1">
          <table:table-cell table:formula="of:=DATE([.B34];[.C34];[.D34])" office:value-type="date" office:date-value="2014-04-18">
            <text:p>04/18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2.00167">
            <text:p>2.00167</text:p>
          </table:table-cell>
          <table:table-cell office:value-type="float" office:value="1.201">
            <text:p>1.201</text:p>
          </table:table-cell>
          <table:table-cell office:value-type="float" office:value="0">
            <text:p>0</text:p>
          </table:table-cell>
          <table:table-cell table:formula="of:=[.K33]+[.F34]+[.G34]" office:value-type="float" office:value="18.5">
            <text:p>18.5</text:p>
          </table:table-cell>
          <table:table-cell table:formula="of:=[.L33]+[.H34]" office:value-type="float" office:value="29.377392">
            <text:p>29.377392</text:p>
          </table:table-cell>
        </table:table-row>
        <table:table-row table:style-name="ro1">
          <table:table-cell table:formula="of:=DATE([.B35];[.C35];[.D35])" office:value-type="date" office:date-value="2014-04-19">
            <text:p>04/19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3.55114">
            <text:p>3.55114</text:p>
          </table:table-cell>
          <table:table-cell office:value-type="float" office:value="2.13068">
            <text:p>2.13068</text:p>
          </table:table-cell>
          <table:table-cell office:value-type="float" office:value="0">
            <text:p>0</text:p>
          </table:table-cell>
          <table:table-cell table:formula="of:=[.K34]+[.F35]+[.G35]" office:value-type="float" office:value="18.9">
            <text:p>18.9</text:p>
          </table:table-cell>
          <table:table-cell table:formula="of:=[.L34]+[.H35]" office:value-type="float" office:value="32.928532">
            <text:p>32.928532</text:p>
          </table:table-cell>
        </table:table-row>
        <table:table-row table:style-name="ro1">
          <table:table-cell table:formula="of:=DATE([.B36];[.C36];[.D36])" office:value-type="date" office:date-value="2014-04-20">
            <text:p>04/20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3.85156">
            <text:p>3.85156</text:p>
          </table:table-cell>
          <table:table-cell office:value-type="float" office:value="2.39075">
            <text:p>2.39075</text:p>
          </table:table-cell>
          <table:table-cell office:value-type="float" office:value="0.109097">
            <text:p>0.109097</text:p>
          </table:table-cell>
          <table:table-cell table:formula="of:=[.K35]+[.F36]+[.G36]" office:value-type="float" office:value="18.9">
            <text:p>18.9</text:p>
          </table:table-cell>
          <table:table-cell table:formula="of:=[.L35]+[.H36]" office:value-type="float" office:value="36.780092">
            <text:p>36.780092</text:p>
          </table:table-cell>
        </table:table-row>
        <table:table-row table:style-name="ro1">
          <table:table-cell table:formula="of:=DATE([.B37];[.C37];[.D37])" office:value-type="date" office:date-value="2014-04-21">
            <text:p>04/21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2.07743">
            <text:p>2.07743</text:p>
          </table:table-cell>
          <table:table-cell office:value-type="float" office:value="1.31263">
            <text:p>1.31263</text:p>
          </table:table-cell>
          <table:table-cell office:value-type="float" office:value="0.109097">
            <text:p>0.109097</text:p>
          </table:table-cell>
          <table:table-cell table:formula="of:=[.K36]+[.F37]+[.G37]" office:value-type="float" office:value="18.9">
            <text:p>18.9</text:p>
          </table:table-cell>
          <table:table-cell table:formula="of:=[.L36]+[.H37]" office:value-type="float" office:value="38.857522">
            <text:p>38.857522</text:p>
          </table:table-cell>
        </table:table-row>
        <table:table-row table:style-name="ro1">
          <table:table-cell table:formula="of:=DATE([.B38];[.C38];[.D38])" office:value-type="date" office:date-value="2014-04-22">
            <text:p>04/22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3.80137">
            <text:p>3.80137</text:p>
          </table:table-cell>
          <table:table-cell office:value-type="float" office:value="2.07259">
            <text:p>2.07259</text:p>
          </table:table-cell>
          <table:table-cell office:value-type="float" office:value="0.134439">
            <text:p>0.134439</text:p>
          </table:table-cell>
          <table:table-cell table:formula="of:=[.K37]+[.F38]+[.G38]" office:value-type="float" office:value="18.9">
            <text:p>18.9</text:p>
          </table:table-cell>
          <table:table-cell table:formula="of:=[.L37]+[.H38]" office:value-type="float" office:value="42.658892">
            <text:p>42.658892</text:p>
          </table:table-cell>
        </table:table-row>
        <table:table-row table:style-name="ro1">
          <table:table-cell table:formula="of:=DATE([.B39];[.C39];[.D39])" office:value-type="date" office:date-value="2014-04-23">
            <text:p>04/23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.88345">
            <text:p>1.88345</text:p>
          </table:table-cell>
          <table:table-cell office:value-type="float" office:value="1.14721">
            <text:p>1.14721</text:p>
          </table:table-cell>
          <table:table-cell office:value-type="float" office:value="0.167821">
            <text:p>0.167821</text:p>
          </table:table-cell>
          <table:table-cell table:formula="of:=[.K38]+[.F39]+[.G39]" office:value-type="float" office:value="18.9">
            <text:p>18.9</text:p>
          </table:table-cell>
          <table:table-cell table:formula="of:=[.L38]+[.H39]" office:value-type="float" office:value="44.542342">
            <text:p>44.542342</text:p>
          </table:table-cell>
        </table:table-row>
        <table:table-row table:style-name="ro1">
          <table:table-cell table:formula="of:=DATE([.B40];[.C40];[.D40])" office:value-type="date" office:date-value="2014-04-24">
            <text:p>04/24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708234">
            <text:p>0.708234</text:p>
          </table:table-cell>
          <table:table-cell office:value-type="float" office:value="0.464255">
            <text:p>0.464255</text:p>
          </table:table-cell>
          <table:table-cell office:value-type="float" office:value="0.194166">
            <text:p>0.194166</text:p>
          </table:table-cell>
          <table:table-cell table:formula="of:=[.K39]+[.F40]+[.G40]" office:value-type="float" office:value="19.7">
            <text:p>19.7</text:p>
          </table:table-cell>
          <table:table-cell table:formula="of:=[.L39]+[.H40]" office:value-type="float" office:value="45.250576">
            <text:p>45.250576</text:p>
          </table:table-cell>
        </table:table-row>
        <table:table-row table:style-name="ro1">
          <table:table-cell table:formula="of:=DATE([.B41];[.C41];[.D41])" office:value-type="date" office:date-value="2014-04-25">
            <text:p>04/25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3.03352">
            <text:p>3.03352</text:p>
          </table:table-cell>
          <table:table-cell office:value-type="float" office:value="1.86775">
            <text:p>1.86775</text:p>
          </table:table-cell>
          <table:table-cell office:value-type="float" office:value="0.212466">
            <text:p>0.212466</text:p>
          </table:table-cell>
          <table:table-cell table:formula="of:=[.K40]+[.F41]+[.G41]" office:value-type="float" office:value="19.7">
            <text:p>19.7</text:p>
          </table:table-cell>
          <table:table-cell table:formula="of:=[.L40]+[.H41]" office:value-type="float" office:value="48.284096">
            <text:p>48.284096</text:p>
          </table:table-cell>
        </table:table-row>
        <table:table-row table:style-name="ro1">
          <table:table-cell table:formula="of:=DATE([.B42];[.C42];[.D42])" office:value-type="date" office:date-value="2014-04-26">
            <text:p>04/26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4.04385">
            <text:p>4.04385</text:p>
          </table:table-cell>
          <table:table-cell office:value-type="float" office:value="2.09501">
            <text:p>2.09501</text:p>
          </table:table-cell>
          <table:table-cell office:value-type="float" office:value="0.210258">
            <text:p>0.210258</text:p>
          </table:table-cell>
          <table:table-cell table:formula="of:=[.K41]+[.F42]+[.G42]" office:value-type="float" office:value="19.7">
            <text:p>19.7</text:p>
          </table:table-cell>
          <table:table-cell table:formula="of:=[.L41]+[.H42]" office:value-type="float" office:value="52.327946">
            <text:p>52.327946</text:p>
          </table:table-cell>
        </table:table-row>
        <table:table-row table:style-name="ro1">
          <table:table-cell table:formula="of:=DATE([.B43];[.C43];[.D43])" office:value-type="date" office:date-value="2014-04-27">
            <text:p>04/27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4.11653">
            <text:p>4.11653</text:p>
          </table:table-cell>
          <table:table-cell office:value-type="float" office:value="2.10537">
            <text:p>2.10537</text:p>
          </table:table-cell>
          <table:table-cell office:value-type="float" office:value="0.262401">
            <text:p>0.262401</text:p>
          </table:table-cell>
          <table:table-cell table:formula="of:=[.K42]+[.F43]+[.G43]" office:value-type="float" office:value="19.7">
            <text:p>19.7</text:p>
          </table:table-cell>
          <table:table-cell table:formula="of:=[.L42]+[.H43]" office:value-type="float" office:value="56.444476">
            <text:p>56.444476</text:p>
          </table:table-cell>
        </table:table-row>
        <table:table-row table:style-name="ro1">
          <table:table-cell table:formula="of:=DATE([.B44];[.C44];[.D44])" office:value-type="date" office:date-value="2014-04-28">
            <text:p>04/28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4.16898">
            <text:p>4.16898</text:p>
          </table:table-cell>
          <table:table-cell office:value-type="float" office:value="2.14235">
            <text:p>2.14235</text:p>
          </table:table-cell>
          <table:table-cell office:value-type="float" office:value="0.320481">
            <text:p>0.320481</text:p>
          </table:table-cell>
          <table:table-cell table:formula="of:=[.K43]+[.F44]+[.G44]" office:value-type="float" office:value="19.7">
            <text:p>19.7</text:p>
          </table:table-cell>
          <table:table-cell table:formula="of:=[.L43]+[.H44]" office:value-type="float" office:value="60.613456">
            <text:p>60.613456</text:p>
          </table:table-cell>
        </table:table-row>
        <table:table-row table:style-name="ro1">
          <table:table-cell table:formula="of:=DATE([.B45];[.C45];[.D45])" office:value-type="date" office:date-value="2014-04-29">
            <text:p>04/29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4.11984">
            <text:p>4.11984</text:p>
          </table:table-cell>
          <table:table-cell office:value-type="float" office:value="2.16256">
            <text:p>2.16256</text:p>
          </table:table-cell>
          <table:table-cell office:value-type="float" office:value="0.386686">
            <text:p>0.386686</text:p>
          </table:table-cell>
          <table:table-cell table:formula="of:=[.K44]+[.F45]+[.G45]" office:value-type="float" office:value="19.7">
            <text:p>19.7</text:p>
          </table:table-cell>
          <table:table-cell table:formula="of:=[.L44]+[.H45]" office:value-type="float" office:value="64.733296">
            <text:p>64.733296</text:p>
          </table:table-cell>
        </table:table-row>
        <table:table-row table:style-name="ro1">
          <table:table-cell table:formula="of:=DATE([.B46];[.C46];[.D46])" office:value-type="date" office:date-value="2014-04-30">
            <text:p>04/30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.75993">
            <text:p>3.75993</text:p>
          </table:table-cell>
          <table:table-cell office:value-type="float" office:value="2.03005">
            <text:p>2.03005</text:p>
          </table:table-cell>
          <table:table-cell office:value-type="float" office:value="0.455025">
            <text:p>0.455025</text:p>
          </table:table-cell>
          <table:table-cell table:formula="of:=[.K45]+[.F46]+[.G46]" office:value-type="float" office:value="19.7">
            <text:p>19.7</text:p>
          </table:table-cell>
          <table:table-cell table:formula="of:=[.L45]+[.H46]" office:value-type="float" office:value="68.493226">
            <text:p>68.493226</text:p>
          </table:table-cell>
        </table:table-row>
        <table:table-row table:style-name="ro1">
          <table:table-cell table:formula="of:=DATE([.B47];[.C47];[.D47])" office:value-type="date" office:date-value="2014-05-01">
            <text:p>05/0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93053">
            <text:p>3.93053</text:p>
          </table:table-cell>
          <table:table-cell office:value-type="float" office:value="2.14995">
            <text:p>2.14995</text:p>
          </table:table-cell>
          <table:table-cell office:value-type="float" office:value="0.523706">
            <text:p>0.523706</text:p>
          </table:table-cell>
          <table:table-cell table:formula="of:=[.K46]+[.F47]+[.G47]" office:value-type="float" office:value="19.7">
            <text:p>19.7</text:p>
          </table:table-cell>
          <table:table-cell table:formula="of:=[.L46]+[.H47]" office:value-type="float" office:value="72.423756">
            <text:p>72.423756</text:p>
          </table:table-cell>
        </table:table-row>
        <table:table-row table:style-name="ro1">
          <table:table-cell table:formula="of:=DATE([.B48];[.C48];[.D48])" office:value-type="date" office:date-value="2014-05-02">
            <text:p>05/02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.18517">
            <text:p>2.18517</text:p>
          </table:table-cell>
          <table:table-cell office:value-type="float" office:value="1.25669">
            <text:p>1.25669</text:p>
          </table:table-cell>
          <table:table-cell office:value-type="float" office:value="0.569455">
            <text:p>0.569455</text:p>
          </table:table-cell>
          <table:table-cell table:formula="of:=[.K47]+[.F48]+[.G48]" office:value-type="float" office:value="19.7">
            <text:p>19.7</text:p>
          </table:table-cell>
          <table:table-cell table:formula="of:=[.L47]+[.H48]" office:value-type="float" office:value="74.608926">
            <text:p>74.608926</text:p>
          </table:table-cell>
        </table:table-row>
        <table:table-row table:style-name="ro1">
          <table:table-cell table:formula="of:=DATE([.B49];[.C49];[.D49])" office:value-type="date" office:date-value="2014-05-03">
            <text:p>05/03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.22936">
            <text:p>3.22936</text:p>
          </table:table-cell>
          <table:table-cell office:value-type="float" office:value="1.81793">
            <text:p>1.81793</text:p>
          </table:table-cell>
          <table:table-cell office:value-type="float" office:value="0.595272">
            <text:p>0.595272</text:p>
          </table:table-cell>
          <table:table-cell table:formula="of:=[.K48]+[.F49]+[.G49]" office:value-type="float" office:value="19.7">
            <text:p>19.7</text:p>
          </table:table-cell>
          <table:table-cell table:formula="of:=[.L48]+[.H49]" office:value-type="float" office:value="77.838286">
            <text:p>77.838286</text:p>
          </table:table-cell>
        </table:table-row>
        <table:table-row table:style-name="ro1">
          <table:table-cell table:formula="of:=DATE([.B50];[.C50];[.D50])" office:value-type="date" office:date-value="2014-05-04">
            <text:p>05/04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.44823">
            <text:p>3.44823</text:p>
          </table:table-cell>
          <table:table-cell office:value-type="float" office:value="1.95159">
            <text:p>1.95159</text:p>
          </table:table-cell>
          <table:table-cell office:value-type="float" office:value="0.628003">
            <text:p>0.628003</text:p>
          </table:table-cell>
          <table:table-cell table:formula="of:=[.K49]+[.F50]+[.G50]" office:value-type="float" office:value="19.7">
            <text:p>19.7</text:p>
          </table:table-cell>
          <table:table-cell table:formula="of:=[.L49]+[.H50]" office:value-type="float" office:value="81.286516">
            <text:p>81.286516</text:p>
          </table:table-cell>
        </table:table-row>
        <table:table-row table:style-name="ro1">
          <table:table-cell table:formula="of:=DATE([.B51];[.C51];[.D51])" office:value-type="date" office:date-value="2014-05-05">
            <text:p>05/05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.0105">
            <text:p>2.0105</text:p>
          </table:table-cell>
          <table:table-cell office:value-type="float" office:value="1.18042">
            <text:p>1.18042</text:p>
          </table:table-cell>
          <table:table-cell office:value-type="float" office:value="0.661731">
            <text:p>0.661731</text:p>
          </table:table-cell>
          <table:table-cell table:formula="of:=[.K50]+[.F51]+[.G51]" office:value-type="float" office:value="19.7">
            <text:p>19.7</text:p>
          </table:table-cell>
          <table:table-cell table:formula="of:=[.L50]+[.H51]" office:value-type="float" office:value="83.297016">
            <text:p>83.297016</text:p>
          </table:table-cell>
        </table:table-row>
        <table:table-row table:style-name="ro1">
          <table:table-cell table:formula="of:=DATE([.B52];[.C52];[.D52])" office:value-type="date" office:date-value="2014-05-06">
            <text:p>05/06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0909">
            <text:p>2.0909</text:p>
          </table:table-cell>
          <table:table-cell office:value-type="float" office:value="1.27706">
            <text:p>1.27706</text:p>
          </table:table-cell>
          <table:table-cell office:value-type="float" office:value="0.696159">
            <text:p>0.696159</text:p>
          </table:table-cell>
          <table:table-cell table:formula="of:=[.K51]+[.F52]+[.G52]" office:value-type="float" office:value="19.9">
            <text:p>19.9</text:p>
          </table:table-cell>
          <table:table-cell table:formula="of:=[.L51]+[.H52]" office:value-type="float" office:value="85.387916">
            <text:p>85.387916</text:p>
          </table:table-cell>
        </table:table-row>
        <table:table-row table:style-name="ro1">
          <table:table-cell table:formula="of:=DATE([.B53];[.C53];[.D53])" office:value-type="date" office:date-value="2014-05-07">
            <text:p>05/07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  <table:table-cell office:value-type="float" office:value="1.8152">
            <text:p>1.8152</text:p>
          </table:table-cell>
          <table:table-cell office:value-type="float" office:value="1.43106">
            <text:p>1.43106</text:p>
          </table:table-cell>
          <table:table-cell office:value-type="float" office:value="0.753642">
            <text:p>0.753642</text:p>
          </table:table-cell>
          <table:table-cell table:formula="of:=[.K52]+[.F53]+[.G53]" office:value-type="float" office:value="30.2">
            <text:p>30.2</text:p>
          </table:table-cell>
          <table:table-cell table:formula="of:=[.L52]+[.H53]" office:value-type="float" office:value="87.203116">
            <text:p>87.203116</text:p>
          </table:table-cell>
        </table:table-row>
        <table:table-row table:style-name="ro1">
          <table:table-cell table:formula="of:=DATE([.B54];[.C54];[.D54])" office:value-type="date" office:date-value="2014-05-08">
            <text:p>05/08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2.2254">
            <text:p>2.2254</text:p>
          </table:table-cell>
          <table:table-cell office:value-type="float" office:value="1.81407">
            <text:p>1.81407</text:p>
          </table:table-cell>
          <table:table-cell office:value-type="float" office:value="0.888228">
            <text:p>0.888228</text:p>
          </table:table-cell>
          <table:table-cell table:formula="of:=[.K53]+[.F54]+[.G54]" office:value-type="float" office:value="35">
            <text:p>35</text:p>
          </table:table-cell>
          <table:table-cell table:formula="of:=[.L53]+[.H54]" office:value-type="float" office:value="89.428516">
            <text:p>89.428516</text:p>
          </table:table-cell>
        </table:table-row>
        <table:table-row table:style-name="ro1">
          <table:table-cell table:formula="of:=DATE([.B55];[.C55];[.D55])" office:value-type="date" office:date-value="2014-05-09">
            <text:p>05/09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48141">
            <text:p>1.48141</text:p>
          </table:table-cell>
          <table:table-cell office:value-type="float" office:value="1.24907">
            <text:p>1.24907</text:p>
          </table:table-cell>
          <table:table-cell office:value-type="float" office:value="1.03932">
            <text:p>1.03932</text:p>
          </table:table-cell>
          <table:table-cell table:formula="of:=[.K54]+[.F55]+[.G55]" office:value-type="float" office:value="43">
            <text:p>43</text:p>
          </table:table-cell>
          <table:table-cell table:formula="of:=[.L54]+[.H55]" office:value-type="float" office:value="90.909926">
            <text:p>90.909926</text:p>
          </table:table-cell>
        </table:table-row>
        <table:table-row table:style-name="ro1">
          <table:table-cell table:formula="of:=DATE([.B56];[.C56];[.D56])" office:value-type="date" office:date-value="2014-05-10">
            <text:p>05/10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76946">
            <text:p>1.76946</text:p>
          </table:table-cell>
          <table:table-cell office:value-type="float" office:value="1.53828">
            <text:p>1.53828</text:p>
          </table:table-cell>
          <table:table-cell office:value-type="float" office:value="1.19175">
            <text:p>1.19175</text:p>
          </table:table-cell>
          <table:table-cell table:formula="of:=[.K55]+[.F56]+[.G56]" office:value-type="float" office:value="47">
            <text:p>47</text:p>
          </table:table-cell>
          <table:table-cell table:formula="of:=[.L55]+[.H56]" office:value-type="float" office:value="92.679386">
            <text:p>92.679386</text:p>
          </table:table-cell>
        </table:table-row>
        <table:table-row table:style-name="ro1">
          <table:table-cell table:formula="of:=DATE([.B57];[.C57];[.D57])" office:value-type="date" office:date-value="2014-05-11">
            <text:p>05/1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office:value-type="float" office:value="2.24718">
            <text:p>2.24718</text:p>
          </table:table-cell>
          <table:table-cell office:value-type="float" office:value="2.01172">
            <text:p>2.01172</text:p>
          </table:table-cell>
          <table:table-cell office:value-type="float" office:value="1.35468">
            <text:p>1.35468</text:p>
          </table:table-cell>
          <table:table-cell table:formula="of:=[.K56]+[.F57]+[.G57]" office:value-type="float" office:value="50.4">
            <text:p>50.4</text:p>
          </table:table-cell>
          <table:table-cell table:formula="of:=[.L56]+[.H57]" office:value-type="float" office:value="94.926566">
            <text:p>94.926566</text:p>
          </table:table-cell>
        </table:table-row>
        <table:table-row table:style-name="ro1">
          <table:table-cell table:formula="of:=DATE([.B58];[.C58];[.D58])" office:value-type="date" office:date-value="2014-05-12">
            <text:p>05/12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float" office:value="0">
            <text:p>0</text:p>
          </table:table-cell>
          <table:table-cell office:value-type="float" office:value="1.767">
            <text:p>1.767</text:p>
          </table:table-cell>
          <table:table-cell office:value-type="float" office:value="1.62725">
            <text:p>1.62725</text:p>
          </table:table-cell>
          <table:table-cell office:value-type="float" office:value="1.53076">
            <text:p>1.53076</text:p>
          </table:table-cell>
          <table:table-cell table:formula="of:=[.K57]+[.F58]+[.G58]" office:value-type="float" office:value="60.2">
            <text:p>60.2</text:p>
          </table:table-cell>
          <table:table-cell table:formula="of:=[.L57]+[.H58]" office:value-type="float" office:value="96.693566">
            <text:p>96.693566</text:p>
          </table:table-cell>
        </table:table-row>
        <table:table-row table:style-name="ro1">
          <table:table-cell table:formula="of:=DATE([.B59];[.C59];[.D59])" office:value-type="date" office:date-value="2014-05-13">
            <text:p>05/13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1.68379">
            <text:p>1.68379</text:p>
          </table:table-cell>
          <table:table-cell office:value-type="float" office:value="1.58563">
            <text:p>1.58563</text:p>
          </table:table-cell>
          <table:table-cell office:value-type="float" office:value="1.68564">
            <text:p>1.68564</text:p>
          </table:table-cell>
          <table:table-cell table:formula="of:=[.K58]+[.F59]+[.G59]" office:value-type="float" office:value="62.5">
            <text:p>62.5</text:p>
          </table:table-cell>
          <table:table-cell table:formula="of:=[.L58]+[.H59]" office:value-type="float" office:value="98.377356">
            <text:p>98.377356</text:p>
          </table:table-cell>
        </table:table-row>
        <table:table-row table:style-name="ro1">
          <table:table-cell table:formula="of:=DATE([.B60];[.C60];[.D60])" office:value-type="date" office:date-value="2014-05-14">
            <text:p>05/14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  <table:table-cell office:value-type="float" office:value="1.22029">
            <text:p>1.22029</text:p>
          </table:table-cell>
          <table:table-cell office:value-type="float" office:value="1.17312">
            <text:p>1.17312</text:p>
          </table:table-cell>
          <table:table-cell office:value-type="float" office:value="1.84383">
            <text:p>1.84383</text:p>
          </table:table-cell>
          <table:table-cell table:formula="of:=[.K59]+[.F60]+[.G60]" office:value-type="float" office:value="82.6">
            <text:p>82.6</text:p>
          </table:table-cell>
          <table:table-cell table:formula="of:=[.L59]+[.H60]" office:value-type="float" office:value="99.597646">
            <text:p>99.597646</text:p>
          </table:table-cell>
        </table:table-row>
        <table:table-row table:style-name="ro1">
          <table:table-cell table:formula="of:=DATE([.B61];[.C61];[.D61])" office:value-type="date" office:date-value="2014-05-15">
            <text:p>05/15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.36629">
            <text:p>4.36629</text:p>
          </table:table-cell>
          <table:table-cell office:value-type="float" office:value="4.26703">
            <text:p>4.26703</text:p>
          </table:table-cell>
          <table:table-cell office:value-type="float" office:value="1.9819">
            <text:p>1.9819</text:p>
          </table:table-cell>
          <table:table-cell table:formula="of:=[.K60]+[.F61]+[.G61]" office:value-type="float" office:value="82.6">
            <text:p>82.6</text:p>
          </table:table-cell>
          <table:table-cell table:formula="of:=[.L60]+[.H61]" office:value-type="float" office:value="103.963936">
            <text:p>103.963936</text:p>
          </table:table-cell>
        </table:table-row>
        <table:table-row table:style-name="ro1">
          <table:table-cell table:formula="of:=DATE([.B62];[.C62];[.D62])" office:value-type="date" office:date-value="2014-05-16">
            <text:p>05/16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.91236">
            <text:p>3.91236</text:p>
          </table:table-cell>
          <table:table-cell office:value-type="float" office:value="3.91513">
            <text:p>3.91513</text:p>
          </table:table-cell>
          <table:table-cell office:value-type="float" office:value="2.20431">
            <text:p>2.20431</text:p>
          </table:table-cell>
          <table:table-cell table:formula="of:=[.K61]+[.F62]+[.G62]" office:value-type="float" office:value="82.6">
            <text:p>82.6</text:p>
          </table:table-cell>
          <table:table-cell table:formula="of:=[.L61]+[.H62]" office:value-type="float" office:value="107.876296">
            <text:p>107.876296</text:p>
          </table:table-cell>
        </table:table-row>
        <table:table-row table:style-name="ro1">
          <table:table-cell table:formula="of:=DATE([.B63];[.C63];[.D63])" office:value-type="date" office:date-value="2014-05-17">
            <text:p>05/17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.893">
            <text:p>4.893</text:p>
          </table:table-cell>
          <table:table-cell office:value-type="float" office:value="5.03401">
            <text:p>5.03401</text:p>
          </table:table-cell>
          <table:table-cell office:value-type="float" office:value="2.50842">
            <text:p>2.50842</text:p>
          </table:table-cell>
          <table:table-cell table:formula="of:=[.K62]+[.F63]+[.G63]" office:value-type="float" office:value="82.6">
            <text:p>82.6</text:p>
          </table:table-cell>
          <table:table-cell table:formula="of:=[.L62]+[.H63]" office:value-type="float" office:value="112.769296">
            <text:p>112.769296</text:p>
          </table:table-cell>
        </table:table-row>
        <table:table-row table:style-name="ro1">
          <table:table-cell table:formula="of:=DATE([.B64];[.C64];[.D64])" office:value-type="date" office:date-value="2014-05-18">
            <text:p>05/18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  <table:table-cell office:value-type="float" office:value="1.31454">
            <text:p>1.31454</text:p>
          </table:table-cell>
          <table:table-cell office:value-type="float" office:value="1.39086">
            <text:p>1.39086</text:p>
          </table:table-cell>
          <table:table-cell office:value-type="float" office:value="2.883">
            <text:p>2.883</text:p>
          </table:table-cell>
          <table:table-cell table:formula="of:=[.K63]+[.F64]+[.G64]" office:value-type="float" office:value="95">
            <text:p>95</text:p>
          </table:table-cell>
          <table:table-cell table:formula="of:=[.L63]+[.H64]" office:value-type="float" office:value="114.083836">
            <text:p>114.083836</text:p>
          </table:table-cell>
        </table:table-row>
        <table:table-row table:style-name="ro1">
          <table:table-cell table:formula="of:=DATE([.B65];[.C65];[.D65])" office:value-type="date" office:date-value="2014-05-19">
            <text:p>05/19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3.5111">
            <text:p>3.5111</text:p>
          </table:table-cell>
          <table:table-cell office:value-type="float" office:value="3.7853">
            <text:p>3.7853</text:p>
          </table:table-cell>
          <table:table-cell office:value-type="float" office:value="3.18737">
            <text:p>3.18737</text:p>
          </table:table-cell>
          <table:table-cell table:formula="of:=[.K64]+[.F65]+[.G65]" office:value-type="float" office:value="95">
            <text:p>95</text:p>
          </table:table-cell>
          <table:table-cell table:formula="of:=[.L64]+[.H65]" office:value-type="float" office:value="117.594936">
            <text:p>117.594936</text:p>
          </table:table-cell>
        </table:table-row>
        <table:table-row table:style-name="ro1">
          <table:table-cell table:formula="of:=DATE([.B66];[.C66];[.D66])" office:value-type="date" office:date-value="2014-05-20">
            <text:p>05/20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4.51854">
            <text:p>4.51854</text:p>
          </table:table-cell>
          <table:table-cell office:value-type="float" office:value="4.95036">
            <text:p>4.95036</text:p>
          </table:table-cell>
          <table:table-cell office:value-type="float" office:value="3.49675">
            <text:p>3.49675</text:p>
          </table:table-cell>
          <table:table-cell table:formula="of:=[.K65]+[.F66]+[.G66]" office:value-type="float" office:value="95">
            <text:p>95</text:p>
          </table:table-cell>
          <table:table-cell table:formula="of:=[.L65]+[.H66]" office:value-type="float" office:value="122.113476">
            <text:p>122.113476</text:p>
          </table:table-cell>
        </table:table-row>
        <table:table-row table:style-name="ro1">
          <table:table-cell table:formula="of:=DATE([.B67];[.C67];[.D67])" office:value-type="date" office:date-value="2014-05-21">
            <text:p>05/2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4.88617">
            <text:p>4.88617</text:p>
          </table:table-cell>
          <table:table-cell office:value-type="float" office:value="5.44808">
            <text:p>5.44808</text:p>
          </table:table-cell>
          <table:table-cell office:value-type="float" office:value="3.90852">
            <text:p>3.90852</text:p>
          </table:table-cell>
          <table:table-cell table:formula="of:=[.K66]+[.F67]+[.G67]" office:value-type="float" office:value="95">
            <text:p>95</text:p>
          </table:table-cell>
          <table:table-cell table:formula="of:=[.L66]+[.H67]" office:value-type="float" office:value="126.999646">
            <text:p>126.999646</text:p>
          </table:table-cell>
        </table:table-row>
        <table:table-row table:style-name="ro1">
          <table:table-cell table:formula="of:=DATE([.B68];[.C68];[.D68])" office:value-type="date" office:date-value="2014-05-22">
            <text:p>05/22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.26183">
            <text:p>5.26183</text:p>
          </table:table-cell>
          <table:table-cell office:value-type="float" office:value="5.96378">
            <text:p>5.96378</text:p>
          </table:table-cell>
          <table:table-cell office:value-type="float" office:value="4.39659">
            <text:p>4.39659</text:p>
          </table:table-cell>
          <table:table-cell table:formula="of:=[.K67]+[.F68]+[.G68]" office:value-type="float" office:value="95">
            <text:p>95</text:p>
          </table:table-cell>
          <table:table-cell table:formula="of:=[.L67]+[.H68]" office:value-type="float" office:value="132.261476">
            <text:p>132.261476</text:p>
          </table:table-cell>
        </table:table-row>
        <table:table-row table:style-name="ro1">
          <table:table-cell table:formula="of:=DATE([.B69];[.C69];[.D69])" office:value-type="date" office:date-value="2014-05-23">
            <text:p>05/23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4.7956">
            <text:p>4.7956</text:p>
          </table:table-cell>
          <table:table-cell office:value-type="float" office:value="5.51266">
            <text:p>5.51266</text:p>
          </table:table-cell>
          <table:table-cell office:value-type="float" office:value="4.95089">
            <text:p>4.95089</text:p>
          </table:table-cell>
          <table:table-cell table:formula="of:=[.K68]+[.F69]+[.G69]" office:value-type="float" office:value="95">
            <text:p>95</text:p>
          </table:table-cell>
          <table:table-cell table:formula="of:=[.L68]+[.H69]" office:value-type="float" office:value="137.057076">
            <text:p>137.057076</text:p>
          </table:table-cell>
        </table:table-row>
        <table:table-row table:style-name="ro1">
          <table:table-cell table:formula="of:=DATE([.B70];[.C70];[.D70])" office:value-type="date" office:date-value="2014-05-24">
            <text:p>05/24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.14388">
            <text:p>4.14388</text:p>
          </table:table-cell>
          <table:table-cell office:value-type="float" office:value="4.81443">
            <text:p>4.81443</text:p>
          </table:table-cell>
          <table:table-cell office:value-type="float" office:value="5.50912">
            <text:p>5.50912</text:p>
          </table:table-cell>
          <table:table-cell table:formula="of:=[.K69]+[.F70]+[.G70]" office:value-type="float" office:value="95">
            <text:p>95</text:p>
          </table:table-cell>
          <table:table-cell table:formula="of:=[.L69]+[.H70]" office:value-type="float" office:value="141.200956">
            <text:p>141.200956</text:p>
          </table:table-cell>
        </table:table-row>
        <table:table-row table:style-name="ro1">
          <table:table-cell table:formula="of:=DATE([.B71];[.C71];[.D71])" office:value-type="date" office:date-value="2014-05-25">
            <text:p>05/25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4.56058">
            <text:p>4.56058</text:p>
          </table:table-cell>
          <table:table-cell office:value-type="float" office:value="5.32671">
            <text:p>5.32671</text:p>
          </table:table-cell>
          <table:table-cell office:value-type="float" office:value="5.86179">
            <text:p>5.86179</text:p>
          </table:table-cell>
          <table:table-cell table:formula="of:=[.K70]+[.F71]+[.G71]" office:value-type="float" office:value="95">
            <text:p>95</text:p>
          </table:table-cell>
          <table:table-cell table:formula="of:=[.L70]+[.H71]" office:value-type="float" office:value="145.761536">
            <text:p>145.761536</text:p>
          </table:table-cell>
        </table:table-row>
        <table:table-row table:style-name="ro1">
          <table:table-cell table:formula="of:=DATE([.B72];[.C72];[.D72])" office:value-type="date" office:date-value="2014-05-26">
            <text:p>05/26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.00881">
            <text:p>5.00881</text:p>
          </table:table-cell>
          <table:table-cell office:value-type="float" office:value="5.56036">
            <text:p>5.56036</text:p>
          </table:table-cell>
          <table:table-cell office:value-type="float" office:value="6.07534">
            <text:p>6.07534</text:p>
          </table:table-cell>
          <table:table-cell table:formula="of:=[.K71]+[.F72]+[.G72]" office:value-type="float" office:value="95">
            <text:p>95</text:p>
          </table:table-cell>
          <table:table-cell table:formula="of:=[.L71]+[.H72]" office:value-type="float" office:value="150.770346">
            <text:p>150.770346</text:p>
          </table:table-cell>
        </table:table-row>
        <table:table-row table:style-name="ro1">
          <table:table-cell table:formula="of:=DATE([.B73];[.C73];[.D73])" office:value-type="date" office:date-value="2014-05-27">
            <text:p>05/27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4.99379">
            <text:p>4.99379</text:p>
          </table:table-cell>
          <table:table-cell office:value-type="float" office:value="3.25316">
            <text:p>3.25316</text:p>
          </table:table-cell>
          <table:table-cell office:value-type="float" office:value="6.17932">
            <text:p>6.17932</text:p>
          </table:table-cell>
          <table:table-cell table:formula="of:=[.K72]+[.F73]+[.G73]" office:value-type="float" office:value="95">
            <text:p>95</text:p>
          </table:table-cell>
          <table:table-cell table:formula="of:=[.L72]+[.H73]" office:value-type="float" office:value="155.764136">
            <text:p>155.764136</text:p>
          </table:table-cell>
        </table:table-row>
        <table:table-row table:style-name="ro1">
          <table:table-cell table:formula="of:=DATE([.B74];[.C74];[.D74])" office:value-type="date" office:date-value="2014-05-28">
            <text:p>05/28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3.15462">
            <text:p>3.15462</text:p>
          </table:table-cell>
          <table:table-cell office:value-type="float" office:value="1.90229">
            <text:p>1.90229</text:p>
          </table:table-cell>
          <table:table-cell office:value-type="float" office:value="6.10398">
            <text:p>6.10398</text:p>
          </table:table-cell>
          <table:table-cell table:formula="of:=[.K73]+[.F74]+[.G74]" office:value-type="float" office:value="95">
            <text:p>95</text:p>
          </table:table-cell>
          <table:table-cell table:formula="of:=[.L73]+[.H74]" office:value-type="float" office:value="158.918756">
            <text:p>158.918756</text:p>
          </table:table-cell>
        </table:table-row>
        <table:table-row table:style-name="ro1">
          <table:table-cell table:formula="of:=DATE([.B75];[.C75];[.D75])" office:value-type="date" office:date-value="2014-05-29">
            <text:p>05/29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4.51117">
            <text:p>4.51117</text:p>
          </table:table-cell>
          <table:table-cell office:value-type="float" office:value="1.40575">
            <text:p>1.40575</text:p>
          </table:table-cell>
          <table:table-cell office:value-type="float" office:value="5.92555">
            <text:p>5.92555</text:p>
          </table:table-cell>
          <table:table-cell table:formula="of:=[.K74]+[.F75]+[.G75]" office:value-type="float" office:value="95">
            <text:p>95</text:p>
          </table:table-cell>
          <table:table-cell table:formula="of:=[.L74]+[.H75]" office:value-type="float" office:value="163.429926">
            <text:p>163.429926</text:p>
          </table:table-cell>
        </table:table-row>
        <table:table-row table:style-name="ro1">
          <table:table-cell table:formula="of:=DATE([.B76];[.C76];[.D76])" office:value-type="date" office:date-value="2014-05-30">
            <text:p>05/30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.33888">
            <text:p>5.33888</text:p>
          </table:table-cell>
          <table:table-cell office:value-type="float" office:value="1.11232">
            <text:p>1.11232</text:p>
          </table:table-cell>
          <table:table-cell office:value-type="float" office:value="5.72139">
            <text:p>5.72139</text:p>
          </table:table-cell>
          <table:table-cell table:formula="of:=[.K75]+[.F76]+[.G76]" office:value-type="float" office:value="95">
            <text:p>95</text:p>
          </table:table-cell>
          <table:table-cell table:formula="of:=[.L75]+[.H76]" office:value-type="float" office:value="168.768806">
            <text:p>168.768806</text:p>
          </table:table-cell>
        </table:table-row>
        <table:table-row table:style-name="ro1">
          <table:table-cell table:formula="of:=DATE([.B77];[.C77];[.D77])" office:value-type="date" office:date-value="2014-05-31">
            <text:p>05/3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3.17231">
            <text:p>3.17231</text:p>
          </table:table-cell>
          <table:table-cell office:value-type="float" office:value="0.886584">
            <text:p>0.886584</text:p>
          </table:table-cell>
          <table:table-cell office:value-type="float" office:value="5.53199">
            <text:p>5.53199</text:p>
          </table:table-cell>
          <table:table-cell table:formula="of:=[.K76]+[.F77]+[.G77]" office:value-type="float" office:value="95">
            <text:p>95</text:p>
          </table:table-cell>
          <table:table-cell table:formula="of:=[.L76]+[.H77]" office:value-type="float" office:value="171.941116">
            <text:p>171.941116</text:p>
          </table:table-cell>
        </table:table-row>
        <table:table-row table:style-name="ro1">
          <table:table-cell table:formula="of:=DATE([.B78];[.C78];[.D78])" office:value-type="date" office:date-value="2014-06-01">
            <text:p>06/01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.17532">
            <text:p>4.17532</text:p>
          </table:table-cell>
          <table:table-cell office:value-type="float" office:value="0.781795">
            <text:p>0.781795</text:p>
          </table:table-cell>
          <table:table-cell office:value-type="float" office:value="5.38121">
            <text:p>5.38121</text:p>
          </table:table-cell>
          <table:table-cell table:formula="of:=[.K77]+[.F78]+[.G78]" office:value-type="float" office:value="95">
            <text:p>95</text:p>
          </table:table-cell>
          <table:table-cell table:formula="of:=[.L77]+[.H78]" office:value-type="float" office:value="176.116436">
            <text:p>176.116436</text:p>
          </table:table-cell>
        </table:table-row>
        <table:table-row table:style-name="ro1">
          <table:table-cell table:formula="of:=DATE([.B79];[.C79];[.D79])" office:value-type="date" office:date-value="2014-06-02">
            <text:p>06/02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.5">
            <text:p>11.5</text:p>
          </table:table-cell>
          <table:table-cell office:value-type="float" office:value="0">
            <text:p>0</text:p>
          </table:table-cell>
          <table:table-cell office:value-type="float" office:value="3.72711">
            <text:p>3.72711</text:p>
          </table:table-cell>
          <table:table-cell office:value-type="float" office:value="4.3117">
            <text:p>4.3117</text:p>
          </table:table-cell>
          <table:table-cell office:value-type="float" office:value="5.26446">
            <text:p>5.26446</text:p>
          </table:table-cell>
          <table:table-cell table:formula="of:=[.K78]+[.F79]+[.G79]" office:value-type="float" office:value="106.5">
            <text:p>106.5</text:p>
          </table:table-cell>
          <table:table-cell table:formula="of:=[.L78]+[.H79]" office:value-type="float" office:value="179.843546">
            <text:p>179.843546</text:p>
          </table:table-cell>
        </table:table-row>
        <table:table-row table:style-name="ro1">
          <table:table-cell table:formula="of:=DATE([.B80];[.C80];[.D80])" office:value-type="date" office:date-value="2014-06-03">
            <text:p>06/03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935">
            <text:p>2.06935</text:p>
          </table:table-cell>
          <table:table-cell office:value-type="float" office:value="2.39227">
            <text:p>2.39227</text:p>
          </table:table-cell>
          <table:table-cell office:value-type="float" office:value="5.22756">
            <text:p>5.22756</text:p>
          </table:table-cell>
          <table:table-cell table:formula="of:=[.K79]+[.F80]+[.G80]" office:value-type="float" office:value="107.5">
            <text:p>107.5</text:p>
          </table:table-cell>
          <table:table-cell table:formula="of:=[.L79]+[.H80]" office:value-type="float" office:value="181.912896">
            <text:p>181.912896</text:p>
          </table:table-cell>
        </table:table-row>
        <table:table-row table:style-name="ro1">
          <table:table-cell table:formula="of:=DATE([.B81];[.C81];[.D81])" office:value-type="date" office:date-value="2014-06-04">
            <text:p>06/04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2.57589">
            <text:p>2.57589</text:p>
          </table:table-cell>
          <table:table-cell office:value-type="float" office:value="2.97569">
            <text:p>2.97569</text:p>
          </table:table-cell>
          <table:table-cell office:value-type="float" office:value="5.18984">
            <text:p>5.18984</text:p>
          </table:table-cell>
          <table:table-cell table:formula="of:=[.K80]+[.F81]+[.G81]" office:value-type="float" office:value="107.6">
            <text:p>107.6</text:p>
          </table:table-cell>
          <table:table-cell table:formula="of:=[.L80]+[.H81]" office:value-type="float" office:value="184.488786">
            <text:p>184.488786</text:p>
          </table:table-cell>
        </table:table-row>
        <table:table-row table:style-name="ro1">
          <table:table-cell table:formula="of:=DATE([.B82];[.C82];[.D82])" office:value-type="date" office:date-value="2014-06-05">
            <text:p>06/05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3.7086">
            <text:p>3.7086</text:p>
          </table:table-cell>
          <table:table-cell office:value-type="float" office:value="3.32179">
            <text:p>3.32179</text:p>
          </table:table-cell>
          <table:table-cell office:value-type="float" office:value="5.12893">
            <text:p>5.12893</text:p>
          </table:table-cell>
          <table:table-cell table:formula="of:=[.K81]+[.F82]+[.G82]" office:value-type="float" office:value="109.2">
            <text:p>109.2</text:p>
          </table:table-cell>
          <table:table-cell table:formula="of:=[.L81]+[.H82]" office:value-type="float" office:value="188.197386">
            <text:p>188.197386</text:p>
          </table:table-cell>
        </table:table-row>
        <table:table-row table:style-name="ro1">
          <table:table-cell table:formula="of:=DATE([.B83];[.C83];[.D83])" office:value-type="date" office:date-value="2014-06-06">
            <text:p>06/06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.11271">
            <text:p>2.11271</text:p>
          </table:table-cell>
          <table:table-cell office:value-type="float" office:value="1.56611">
            <text:p>1.56611</text:p>
          </table:table-cell>
          <table:table-cell office:value-type="float" office:value="5.06482">
            <text:p>5.06482</text:p>
          </table:table-cell>
          <table:table-cell table:formula="of:=[.K82]+[.F83]+[.G83]" office:value-type="float" office:value="109.2">
            <text:p>109.2</text:p>
          </table:table-cell>
          <table:table-cell table:formula="of:=[.L82]+[.H83]" office:value-type="float" office:value="190.310096">
            <text:p>190.310096</text:p>
          </table:table-cell>
        </table:table-row>
        <table:table-row table:style-name="ro1">
          <table:table-cell table:formula="of:=DATE([.B84];[.C84];[.D84])" office:value-type="date" office:date-value="2014-06-07">
            <text:p>06/07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.31038">
            <text:p>5.31038</text:p>
          </table:table-cell>
          <table:table-cell office:value-type="float" office:value="1.18926">
            <text:p>1.18926</text:p>
          </table:table-cell>
          <table:table-cell office:value-type="float" office:value="5.0188">
            <text:p>5.0188</text:p>
          </table:table-cell>
          <table:table-cell table:formula="of:=[.K83]+[.F84]+[.G84]" office:value-type="float" office:value="109.2">
            <text:p>109.2</text:p>
          </table:table-cell>
          <table:table-cell table:formula="of:=[.L83]+[.H84]" office:value-type="float" office:value="195.620476">
            <text:p>195.620476</text:p>
          </table:table-cell>
        </table:table-row>
        <table:table-row table:style-name="ro1">
          <table:table-cell table:formula="of:=DATE([.B85];[.C85];[.D85])" office:value-type="date" office:date-value="2014-06-08">
            <text:p>06/08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.84799">
            <text:p>3.84799</text:p>
          </table:table-cell>
          <table:table-cell office:value-type="float" office:value="0.797169">
            <text:p>0.797169</text:p>
          </table:table-cell>
          <table:table-cell office:value-type="float" office:value="4.98443">
            <text:p>4.98443</text:p>
          </table:table-cell>
          <table:table-cell table:formula="of:=[.K84]+[.F85]+[.G85]" office:value-type="float" office:value="109.2">
            <text:p>109.2</text:p>
          </table:table-cell>
          <table:table-cell table:formula="of:=[.L84]+[.H85]" office:value-type="float" office:value="199.468466">
            <text:p>199.468466</text:p>
          </table:table-cell>
        </table:table-row>
        <table:table-row table:style-name="ro1">
          <table:table-cell table:formula="of:=DATE([.B86];[.C86];[.D86])" office:value-type="date" office:date-value="2014-06-09">
            <text:p>06/09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.55752">
            <text:p>5.55752</text:p>
          </table:table-cell>
          <table:table-cell office:value-type="float" office:value="0.61972">
            <text:p>0.61972</text:p>
          </table:table-cell>
          <table:table-cell office:value-type="float" office:value="4.9556">
            <text:p>4.9556</text:p>
          </table:table-cell>
          <table:table-cell table:formula="of:=[.K85]+[.F86]+[.G86]" office:value-type="float" office:value="109.2">
            <text:p>109.2</text:p>
          </table:table-cell>
          <table:table-cell table:formula="of:=[.L85]+[.H86]" office:value-type="float" office:value="205.025986">
            <text:p>205.025986</text:p>
          </table:table-cell>
        </table:table-row>
        <table:table-row table:style-name="ro1">
          <table:table-cell table:formula="of:=DATE([.B87];[.C87];[.D87])" office:value-type="date" office:date-value="2014-06-10">
            <text:p>06/10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.08925">
            <text:p>5.08925</text:p>
          </table:table-cell>
          <table:table-cell office:value-type="float" office:value="0.498404">
            <text:p>0.498404</text:p>
          </table:table-cell>
          <table:table-cell office:value-type="float" office:value="4.92408">
            <text:p>4.92408</text:p>
          </table:table-cell>
          <table:table-cell table:formula="of:=[.K86]+[.F87]+[.G87]" office:value-type="float" office:value="109.2">
            <text:p>109.2</text:p>
          </table:table-cell>
          <table:table-cell table:formula="of:=[.L86]+[.H87]" office:value-type="float" office:value="210.115236">
            <text:p>210.115236</text:p>
          </table:table-cell>
        </table:table-row>
        <table:table-row table:style-name="ro1">
          <table:table-cell table:formula="of:=DATE([.B88];[.C88];[.D88])" office:value-type="date" office:date-value="2014-06-11">
            <text:p>06/11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2.13124">
            <text:p>2.13124</text:p>
          </table:table-cell>
          <table:table-cell office:value-type="float" office:value="1.20522">
            <text:p>1.20522</text:p>
          </table:table-cell>
          <table:table-cell office:value-type="float" office:value="4.89034">
            <text:p>4.89034</text:p>
          </table:table-cell>
          <table:table-cell table:formula="of:=[.K87]+[.F88]+[.G88]" office:value-type="float" office:value="110.3">
            <text:p>110.3</text:p>
          </table:table-cell>
          <table:table-cell table:formula="of:=[.L87]+[.H88]" office:value-type="float" office:value="212.246476">
            <text:p>212.246476</text:p>
          </table:table-cell>
        </table:table-row>
        <table:table-row table:style-name="ro1">
          <table:table-cell table:formula="of:=DATE([.B89];[.C89];[.D89])" office:value-type="date" office:date-value="2014-06-12">
            <text:p>06/12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4.42364">
            <text:p>4.42364</text:p>
          </table:table-cell>
          <table:table-cell office:value-type="float" office:value="0.535776">
            <text:p>0.535776</text:p>
          </table:table-cell>
          <table:table-cell office:value-type="float" office:value="4.85451">
            <text:p>4.85451</text:p>
          </table:table-cell>
          <table:table-cell table:formula="of:=[.K88]+[.F89]+[.G89]" office:value-type="float" office:value="110.3">
            <text:p>110.3</text:p>
          </table:table-cell>
          <table:table-cell table:formula="of:=[.L88]+[.H89]" office:value-type="float" office:value="216.670116">
            <text:p>216.670116</text:p>
          </table:table-cell>
        </table:table-row>
        <table:table-row table:style-name="ro1">
          <table:table-cell table:formula="of:=DATE([.B90];[.C90];[.D90])" office:value-type="date" office:date-value="2014-06-13">
            <text:p>06/13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.83983">
            <text:p>3.83983</text:p>
          </table:table-cell>
          <table:table-cell office:value-type="float" office:value="0.353486">
            <text:p>0.353486</text:p>
          </table:table-cell>
          <table:table-cell office:value-type="float" office:value="4.8175">
            <text:p>4.8175</text:p>
          </table:table-cell>
          <table:table-cell table:formula="of:=[.K89]+[.F90]+[.G90]" office:value-type="float" office:value="110.3">
            <text:p>110.3</text:p>
          </table:table-cell>
          <table:table-cell table:formula="of:=[.L89]+[.H90]" office:value-type="float" office:value="220.509946">
            <text:p>220.509946</text:p>
          </table:table-cell>
        </table:table-row>
        <table:table-row table:style-name="ro1">
          <table:table-cell table:formula="of:=DATE([.B91];[.C91];[.D91])" office:value-type="date" office:date-value="2014-06-14">
            <text:p>06/14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4.75255">
            <text:p>4.75255</text:p>
          </table:table-cell>
          <table:table-cell office:value-type="float" office:value="0.392228">
            <text:p>0.392228</text:p>
          </table:table-cell>
          <table:table-cell office:value-type="float" office:value="4.77942">
            <text:p>4.77942</text:p>
          </table:table-cell>
          <table:table-cell table:formula="of:=[.K90]+[.F91]+[.G91]" office:value-type="float" office:value="110.4">
            <text:p>110.4</text:p>
          </table:table-cell>
          <table:table-cell table:formula="of:=[.L90]+[.H91]" office:value-type="float" office:value="225.262496">
            <text:p>225.262496</text:p>
          </table:table-cell>
        </table:table-row>
        <table:table-row table:style-name="ro1">
          <table:table-cell table:formula="of:=DATE([.B92];[.C92];[.D92])" office:value-type="date" office:date-value="2014-06-15">
            <text:p>06/15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.48754">
            <text:p>5.48754</text:p>
          </table:table-cell>
          <table:table-cell office:value-type="float" office:value="0.294414">
            <text:p>0.294414</text:p>
          </table:table-cell>
          <table:table-cell office:value-type="float" office:value="4.74033">
            <text:p>4.74033</text:p>
          </table:table-cell>
          <table:table-cell table:formula="of:=[.K91]+[.F92]+[.G92]" office:value-type="float" office:value="110.4">
            <text:p>110.4</text:p>
          </table:table-cell>
          <table:table-cell table:formula="of:=[.L91]+[.H92]" office:value-type="float" office:value="230.750036">
            <text:p>230.750036</text:p>
          </table:table-cell>
        </table:table-row>
        <table:table-row table:style-name="ro1">
          <table:table-cell table:formula="of:=DATE([.B93];[.C93];[.D93])" office:value-type="date" office:date-value="2014-06-16">
            <text:p>06/16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.65581">
            <text:p>3.65581</text:p>
          </table:table-cell>
          <table:table-cell office:value-type="float" office:value="0.264136">
            <text:p>0.264136</text:p>
          </table:table-cell>
          <table:table-cell office:value-type="float" office:value="4.70017">
            <text:p>4.70017</text:p>
          </table:table-cell>
          <table:table-cell table:formula="of:=[.K92]+[.F93]+[.G93]" office:value-type="float" office:value="110.4">
            <text:p>110.4</text:p>
          </table:table-cell>
          <table:table-cell table:formula="of:=[.L92]+[.H93]" office:value-type="float" office:value="234.405846">
            <text:p>234.405846</text:p>
          </table:table-cell>
        </table:table-row>
        <table:table-row table:style-name="ro1">
          <table:table-cell table:formula="of:=DATE([.B94];[.C94];[.D94])" office:value-type="date" office:date-value="2014-06-17">
            <text:p>06/17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.3293">
            <text:p>5.3293</text:p>
          </table:table-cell>
          <table:table-cell office:value-type="float" office:value="0.246899">
            <text:p>0.246899</text:p>
          </table:table-cell>
          <table:table-cell office:value-type="float" office:value="4.65904">
            <text:p>4.65904</text:p>
          </table:table-cell>
          <table:table-cell table:formula="of:=[.K93]+[.F94]+[.G94]" office:value-type="float" office:value="110.4">
            <text:p>110.4</text:p>
          </table:table-cell>
          <table:table-cell table:formula="of:=[.L93]+[.H94]" office:value-type="float" office:value="239.735146">
            <text:p>239.735146</text:p>
          </table:table-cell>
        </table:table-row>
        <table:table-row table:style-name="ro1">
          <table:table-cell table:formula="of:=DATE([.B95];[.C95];[.D95])" office:value-type="date" office:date-value="2014-06-18">
            <text:p>06/18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.72456">
            <text:p>5.72456</text:p>
          </table:table-cell>
          <table:table-cell office:value-type="float" office:value="0.230425">
            <text:p>0.230425</text:p>
          </table:table-cell>
          <table:table-cell office:value-type="float" office:value="4.61688">
            <text:p>4.61688</text:p>
          </table:table-cell>
          <table:table-cell table:formula="of:=[.K94]+[.F95]+[.G95]" office:value-type="float" office:value="110.4">
            <text:p>110.4</text:p>
          </table:table-cell>
          <table:table-cell table:formula="of:=[.L94]+[.H95]" office:value-type="float" office:value="245.459706">
            <text:p>245.459706</text:p>
          </table:table-cell>
        </table:table-row>
        <table:table-row table:style-name="ro1">
          <table:table-cell table:formula="of:=DATE([.B96];[.C96];[.D96])" office:value-type="date" office:date-value="2014-06-19">
            <text:p>06/19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.83896">
            <text:p>1.83896</text:p>
          </table:table-cell>
          <table:table-cell office:value-type="float" office:value="2.01506">
            <text:p>2.01506</text:p>
          </table:table-cell>
          <table:table-cell office:value-type="float" office:value="4.57373">
            <text:p>4.57373</text:p>
          </table:table-cell>
          <table:table-cell table:formula="of:=[.K95]+[.F96]+[.G96]" office:value-type="float" office:value="112.9">
            <text:p>112.9</text:p>
          </table:table-cell>
          <table:table-cell table:formula="of:=[.L95]+[.H96]" office:value-type="float" office:value="247.298666">
            <text:p>247.298666</text:p>
          </table:table-cell>
        </table:table-row>
        <table:table-row table:style-name="ro1">
          <table:table-cell table:formula="of:=DATE([.B97];[.C97];[.D97])" office:value-type="date" office:date-value="2014-06-20">
            <text:p>06/20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3.10471">
            <text:p>3.10471</text:p>
          </table:table-cell>
          <table:table-cell office:value-type="float" office:value="3.5306">
            <text:p>3.5306</text:p>
          </table:table-cell>
          <table:table-cell office:value-type="float" office:value="4.52981">
            <text:p>4.52981</text:p>
          </table:table-cell>
          <table:table-cell table:formula="of:=[.K96]+[.F97]+[.G97]" office:value-type="float" office:value="118.6">
            <text:p>118.6</text:p>
          </table:table-cell>
          <table:table-cell table:formula="of:=[.L96]+[.H97]" office:value-type="float" office:value="250.403376">
            <text:p>250.403376</text:p>
          </table:table-cell>
        </table:table-row>
        <table:table-row table:style-name="ro1">
          <table:table-cell table:formula="of:=DATE([.B98];[.C98];[.D98])" office:value-type="date" office:date-value="2014-06-21">
            <text:p>06/21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2.57222">
            <text:p>2.57222</text:p>
          </table:table-cell>
          <table:table-cell office:value-type="float" office:value="2.92278">
            <text:p>2.92278</text:p>
          </table:table-cell>
          <table:table-cell office:value-type="float" office:value="4.48508">
            <text:p>4.48508</text:p>
          </table:table-cell>
          <table:table-cell table:formula="of:=[.K97]+[.F98]+[.G98]" office:value-type="float" office:value="119.9">
            <text:p>119.9</text:p>
          </table:table-cell>
          <table:table-cell table:formula="of:=[.L97]+[.H98]" office:value-type="float" office:value="252.975596">
            <text:p>252.975596</text:p>
          </table:table-cell>
        </table:table-row>
        <table:table-row table:style-name="ro1">
          <table:table-cell table:formula="of:=DATE([.B99];[.C99];[.D99])" office:value-type="date" office:date-value="2014-06-22">
            <text:p>06/22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3.82963">
            <text:p>3.82963</text:p>
          </table:table-cell>
          <table:table-cell office:value-type="float" office:value="0.970583">
            <text:p>0.970583</text:p>
          </table:table-cell>
          <table:table-cell office:value-type="float" office:value="4.43618">
            <text:p>4.43618</text:p>
          </table:table-cell>
          <table:table-cell table:formula="of:=[.K98]+[.F99]+[.G99]" office:value-type="float" office:value="119.9">
            <text:p>119.9</text:p>
          </table:table-cell>
          <table:table-cell table:formula="of:=[.L98]+[.H99]" office:value-type="float" office:value="256.805226">
            <text:p>256.805226</text:p>
          </table:table-cell>
        </table:table-row>
        <table:table-row table:style-name="ro1">
          <table:table-cell table:formula="of:=DATE([.B100];[.C100];[.D100])" office:value-type="date" office:date-value="2014-06-23">
            <text:p>06/23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3.05303">
            <text:p>3.05303</text:p>
          </table:table-cell>
          <table:table-cell office:value-type="float" office:value="0.311467">
            <text:p>0.311467</text:p>
          </table:table-cell>
          <table:table-cell office:value-type="float" office:value="4.38096">
            <text:p>4.38096</text:p>
          </table:table-cell>
          <table:table-cell table:formula="of:=[.K99]+[.F100]+[.G100]" office:value-type="float" office:value="119.9">
            <text:p>119.9</text:p>
          </table:table-cell>
          <table:table-cell table:formula="of:=[.L99]+[.H100]" office:value-type="float" office:value="259.858256">
            <text:p>259.858256</text:p>
          </table:table-cell>
        </table:table-row>
        <table:table-row table:style-name="ro1">
          <table:table-cell table:formula="of:=DATE([.B101];[.C101];[.D101])" office:value-type="date" office:date-value="2014-06-24">
            <text:p>06/24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office:value-type="float" office:value="3.94169">
            <text:p>3.94169</text:p>
          </table:table-cell>
          <table:table-cell office:value-type="float" office:value="4.43275">
            <text:p>4.43275</text:p>
          </table:table-cell>
          <table:table-cell office:value-type="float" office:value="4.31977">
            <text:p>4.31977</text:p>
          </table:table-cell>
          <table:table-cell table:formula="of:=[.K100]+[.F101]+[.G101]" office:value-type="float" office:value="125.5">
            <text:p>125.5</text:p>
          </table:table-cell>
          <table:table-cell table:formula="of:=[.L100]+[.H101]" office:value-type="float" office:value="263.799946">
            <text:p>263.799946</text:p>
          </table:table-cell>
        </table:table-row>
        <table:table-row table:style-name="ro1">
          <table:table-cell table:formula="of:=DATE([.B102];[.C102];[.D102])" office:value-type="date" office:date-value="2014-06-25">
            <text:p>06/25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float" office:value="0">
            <text:p>0</text:p>
          </table:table-cell>
          <table:table-cell office:value-type="float" office:value="3.91543">
            <text:p>3.91543</text:p>
          </table:table-cell>
          <table:table-cell office:value-type="float" office:value="4.41833">
            <text:p>4.41833</text:p>
          </table:table-cell>
          <table:table-cell office:value-type="float" office:value="4.25279">
            <text:p>4.25279</text:p>
          </table:table-cell>
          <table:table-cell table:formula="of:=[.K101]+[.F102]+[.G102]" office:value-type="float" office:value="132.2">
            <text:p>132.2</text:p>
          </table:table-cell>
          <table:table-cell table:formula="of:=[.L101]+[.H102]" office:value-type="float" office:value="267.715376">
            <text:p>267.715376</text:p>
          </table:table-cell>
        </table:table-row>
        <table:table-row table:style-name="ro1">
          <table:table-cell table:formula="of:=DATE([.B103];[.C103];[.D103])" office:value-type="date" office:date-value="2014-06-26">
            <text:p>06/26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3.39043">
            <text:p>3.39043</text:p>
          </table:table-cell>
          <table:table-cell office:value-type="float" office:value="2.7387">
            <text:p>2.7387</text:p>
          </table:table-cell>
          <table:table-cell office:value-type="float" office:value="4.18011">
            <text:p>4.18011</text:p>
          </table:table-cell>
          <table:table-cell table:formula="of:=[.K102]+[.F103]+[.G103]" office:value-type="float" office:value="132.2">
            <text:p>132.2</text:p>
          </table:table-cell>
          <table:table-cell table:formula="of:=[.L102]+[.H103]" office:value-type="float" office:value="271.105806">
            <text:p>271.105806</text:p>
          </table:table-cell>
        </table:table-row>
        <table:table-row table:style-name="ro1">
          <table:table-cell table:formula="of:=DATE([.B104];[.C104];[.D104])" office:value-type="date" office:date-value="2014-06-27">
            <text:p>06/27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4.23359">
            <text:p>4.23359</text:p>
          </table:table-cell>
          <table:table-cell office:value-type="float" office:value="0.608412">
            <text:p>0.608412</text:p>
          </table:table-cell>
          <table:table-cell office:value-type="float" office:value="4.1024">
            <text:p>4.1024</text:p>
          </table:table-cell>
          <table:table-cell table:formula="of:=[.K103]+[.F104]+[.G104]" office:value-type="float" office:value="132.2">
            <text:p>132.2</text:p>
          </table:table-cell>
          <table:table-cell table:formula="of:=[.L103]+[.H104]" office:value-type="float" office:value="275.339396">
            <text:p>275.339396</text:p>
          </table:table-cell>
        </table:table-row>
        <table:table-row table:style-name="ro1">
          <table:table-cell table:formula="of:=DATE([.B105];[.C105];[.D105])" office:value-type="date" office:date-value="2014-06-28">
            <text:p>06/28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  <table:table-cell office:value-type="float" office:value="3.0631">
            <text:p>3.0631</text:p>
          </table:table-cell>
          <table:table-cell office:value-type="float" office:value="3.42933">
            <text:p>3.42933</text:p>
          </table:table-cell>
          <table:table-cell office:value-type="float" office:value="4.01892">
            <text:p>4.01892</text:p>
          </table:table-cell>
          <table:table-cell table:formula="of:=[.K104]+[.F105]+[.G105]" office:value-type="float" office:value="143.3">
            <text:p>143.3</text:p>
          </table:table-cell>
          <table:table-cell table:formula="of:=[.L104]+[.H105]" office:value-type="float" office:value="278.402496">
            <text:p>278.402496</text:p>
          </table:table-cell>
        </table:table-row>
        <table:table-row table:style-name="ro1">
          <table:table-cell table:formula="of:=DATE([.B106];[.C106];[.D106])" office:value-type="date" office:date-value="2014-06-29">
            <text:p>06/29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2.49222">
            <text:p>2.49222</text:p>
          </table:table-cell>
          <table:table-cell office:value-type="float" office:value="2.78107">
            <text:p>2.78107</text:p>
          </table:table-cell>
          <table:table-cell office:value-type="float" office:value="3.9299">
            <text:p>3.9299</text:p>
          </table:table-cell>
          <table:table-cell table:formula="of:=[.K105]+[.F106]+[.G106]" office:value-type="float" office:value="144.4">
            <text:p>144.4</text:p>
          </table:table-cell>
          <table:table-cell table:formula="of:=[.L105]+[.H106]" office:value-type="float" office:value="280.894716">
            <text:p>280.894716</text:p>
          </table:table-cell>
        </table:table-row>
        <table:table-row table:style-name="ro1">
          <table:table-cell table:formula="of:=DATE([.B107];[.C107];[.D107])" office:value-type="date" office:date-value="2014-06-30">
            <text:p>06/30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5.15895">
            <text:p>5.15895</text:p>
          </table:table-cell>
          <table:table-cell office:value-type="float" office:value="3.1264">
            <text:p>3.1264</text:p>
          </table:table-cell>
          <table:table-cell office:value-type="float" office:value="3.83637">
            <text:p>3.83637</text:p>
          </table:table-cell>
          <table:table-cell table:formula="of:=[.K106]+[.F107]+[.G107]" office:value-type="float" office:value="144.5">
            <text:p>144.5</text:p>
          </table:table-cell>
          <table:table-cell table:formula="of:=[.L106]+[.H107]" office:value-type="float" office:value="286.053666">
            <text:p>286.053666</text:p>
          </table:table-cell>
        </table:table-row>
        <table:table-row table:style-name="ro1">
          <table:table-cell table:formula="of:=DATE([.B108];[.C108];[.D108])" office:value-type="date" office:date-value="2014-07-01">
            <text:p>07/0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.60936">
            <text:p>4.60936</text:p>
          </table:table-cell>
          <table:table-cell office:value-type="float" office:value="1.4426">
            <text:p>1.4426</text:p>
          </table:table-cell>
          <table:table-cell office:value-type="float" office:value="3.73848">
            <text:p>3.73848</text:p>
          </table:table-cell>
          <table:table-cell table:formula="of:=[.K107]+[.F108]+[.G108]" office:value-type="float" office:value="144.5">
            <text:p>144.5</text:p>
          </table:table-cell>
          <table:table-cell table:formula="of:=[.L107]+[.H108]" office:value-type="float" office:value="290.663026">
            <text:p>290.663026</text:p>
          </table:table-cell>
        </table:table-row>
        <table:table-row table:style-name="ro1">
          <table:table-cell table:formula="of:=DATE([.B109];[.C109];[.D109])" office:value-type="date" office:date-value="2014-07-02">
            <text:p>07/02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4.09674">
            <text:p>4.09674</text:p>
          </table:table-cell>
          <table:table-cell office:value-type="float" office:value="0.898802">
            <text:p>0.898802</text:p>
          </table:table-cell>
          <table:table-cell office:value-type="float" office:value="3.6369">
            <text:p>3.6369</text:p>
          </table:table-cell>
          <table:table-cell table:formula="of:=[.K108]+[.F109]+[.G109]" office:value-type="float" office:value="144.6">
            <text:p>144.6</text:p>
          </table:table-cell>
          <table:table-cell table:formula="of:=[.L108]+[.H109]" office:value-type="float" office:value="294.759766">
            <text:p>294.759766</text:p>
          </table:table-cell>
        </table:table-row>
        <table:table-row table:style-name="ro1">
          <table:table-cell table:formula="of:=DATE([.B110];[.C110];[.D110])" office:value-type="date" office:date-value="2014-07-03">
            <text:p>07/03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.2155">
            <text:p>2.2155</text:p>
          </table:table-cell>
          <table:table-cell office:value-type="float" office:value="0.57496">
            <text:p>0.57496</text:p>
          </table:table-cell>
          <table:table-cell office:value-type="float" office:value="3.53202">
            <text:p>3.53202</text:p>
          </table:table-cell>
          <table:table-cell table:formula="of:=[.K109]+[.F110]+[.G110]" office:value-type="float" office:value="144.6">
            <text:p>144.6</text:p>
          </table:table-cell>
          <table:table-cell table:formula="of:=[.L109]+[.H110]" office:value-type="float" office:value="296.975266">
            <text:p>296.975266</text:p>
          </table:table-cell>
        </table:table-row>
        <table:table-row table:style-name="ro1">
          <table:table-cell table:formula="of:=DATE([.B111];[.C111];[.D111])" office:value-type="date" office:date-value="2014-07-04">
            <text:p>07/04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4.9279">
            <text:p>4.9279</text:p>
          </table:table-cell>
          <table:table-cell office:value-type="float" office:value="0.942117">
            <text:p>0.942117</text:p>
          </table:table-cell>
          <table:table-cell office:value-type="float" office:value="3.42386">
            <text:p>3.42386</text:p>
          </table:table-cell>
          <table:table-cell table:formula="of:=[.K110]+[.F111]+[.G111]" office:value-type="float" office:value="145.2">
            <text:p>145.2</text:p>
          </table:table-cell>
          <table:table-cell table:formula="of:=[.L110]+[.H111]" office:value-type="float" office:value="301.903166">
            <text:p>301.903166</text:p>
          </table:table-cell>
        </table:table-row>
        <table:table-row table:style-name="ro1">
          <table:table-cell table:formula="of:=DATE([.B112];[.C112];[.D112])" office:value-type="date" office:date-value="2014-07-05">
            <text:p>07/05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.52076">
            <text:p>3.52076</text:p>
          </table:table-cell>
          <table:table-cell office:value-type="float" office:value="0.434953">
            <text:p>0.434953</text:p>
          </table:table-cell>
          <table:table-cell office:value-type="float" office:value="3.31291">
            <text:p>3.31291</text:p>
          </table:table-cell>
          <table:table-cell table:formula="of:=[.K111]+[.F112]+[.G112]" office:value-type="float" office:value="145.2">
            <text:p>145.2</text:p>
          </table:table-cell>
          <table:table-cell table:formula="of:=[.L111]+[.H112]" office:value-type="float" office:value="305.423926">
            <text:p>305.423926</text:p>
          </table:table-cell>
        </table:table-row>
        <table:table-row table:style-name="ro1">
          <table:table-cell table:formula="of:=DATE([.B113];[.C113];[.D113])" office:value-type="date" office:date-value="2014-07-06">
            <text:p>07/06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.47142">
            <text:p>5.47142</text:p>
          </table:table-cell>
          <table:table-cell office:value-type="float" office:value="0.328885">
            <text:p>0.328885</text:p>
          </table:table-cell>
          <table:table-cell office:value-type="float" office:value="3.19967">
            <text:p>3.19967</text:p>
          </table:table-cell>
          <table:table-cell table:formula="of:=[.K112]+[.F113]+[.G113]" office:value-type="float" office:value="145.2">
            <text:p>145.2</text:p>
          </table:table-cell>
          <table:table-cell table:formula="of:=[.L112]+[.H113]" office:value-type="float" office:value="310.895346">
            <text:p>310.895346</text:p>
          </table:table-cell>
        </table:table-row>
        <table:table-row table:style-name="ro1">
          <table:table-cell table:formula="of:=DATE([.B114];[.C114];[.D114])" office:value-type="date" office:date-value="2014-07-07">
            <text:p>07/07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2.00554">
            <text:p>2.00554</text:p>
          </table:table-cell>
          <table:table-cell office:value-type="float" office:value="1.09512">
            <text:p>1.09512</text:p>
          </table:table-cell>
          <table:table-cell office:value-type="float" office:value="3.0833">
            <text:p>3.0833</text:p>
          </table:table-cell>
          <table:table-cell table:formula="of:=[.K113]+[.F114]+[.G114]" office:value-type="float" office:value="146.3">
            <text:p>146.3</text:p>
          </table:table-cell>
          <table:table-cell table:formula="of:=[.L113]+[.H114]" office:value-type="float" office:value="312.900886">
            <text:p>312.900886</text:p>
          </table:table-cell>
        </table:table-row>
        <table:table-row table:style-name="ro1">
          <table:table-cell table:formula="of:=DATE([.B115];[.C115];[.D115])" office:value-type="date" office:date-value="2014-07-08">
            <text:p>07/08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.39129">
            <text:p>4.39129</text:p>
          </table:table-cell>
          <table:table-cell office:value-type="float" office:value="0.423553">
            <text:p>0.423553</text:p>
          </table:table-cell>
          <table:table-cell office:value-type="float" office:value="2.96443">
            <text:p>2.96443</text:p>
          </table:table-cell>
          <table:table-cell table:formula="of:=[.K114]+[.F115]+[.G115]" office:value-type="float" office:value="146.3">
            <text:p>146.3</text:p>
          </table:table-cell>
          <table:table-cell table:formula="of:=[.L114]+[.H115]" office:value-type="float" office:value="317.292176">
            <text:p>317.292176</text:p>
          </table:table-cell>
        </table:table-row>
        <table:table-row table:style-name="ro1">
          <table:table-cell table:formula="of:=DATE([.B116];[.C116];[.D116])" office:value-type="date" office:date-value="2014-07-09">
            <text:p>07/09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6.0807">
            <text:p>6.0807</text:p>
          </table:table-cell>
          <table:table-cell office:value-type="float" office:value="1.79076">
            <text:p>1.79076</text:p>
          </table:table-cell>
          <table:table-cell office:value-type="float" office:value="2.84733">
            <text:p>2.84733</text:p>
          </table:table-cell>
          <table:table-cell table:formula="of:=[.K115]+[.F116]+[.G116]" office:value-type="float" office:value="148.2">
            <text:p>148.2</text:p>
          </table:table-cell>
          <table:table-cell table:formula="of:=[.L115]+[.H116]" office:value-type="float" office:value="323.372876">
            <text:p>323.372876</text:p>
          </table:table-cell>
        </table:table-row>
        <table:table-row table:style-name="ro1">
          <table:table-cell table:formula="of:=DATE([.B117];[.C117];[.D117])" office:value-type="date" office:date-value="2014-07-10">
            <text:p>07/10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.80891">
            <text:p>5.80891</text:p>
          </table:table-cell>
          <table:table-cell office:value-type="float" office:value="0.477018">
            <text:p>0.477018</text:p>
          </table:table-cell>
          <table:table-cell office:value-type="float" office:value="2.72983">
            <text:p>2.72983</text:p>
          </table:table-cell>
          <table:table-cell table:formula="of:=[.K116]+[.F117]+[.G117]" office:value-type="float" office:value="148.2">
            <text:p>148.2</text:p>
          </table:table-cell>
          <table:table-cell table:formula="of:=[.L116]+[.H117]" office:value-type="float" office:value="329.181786">
            <text:p>329.181786</text:p>
          </table:table-cell>
        </table:table-row>
        <table:table-row table:style-name="ro1">
          <table:table-cell table:formula="of:=DATE([.B118];[.C118];[.D118])" office:value-type="date" office:date-value="2014-07-11">
            <text:p>07/1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.55693">
            <text:p>5.55693</text:p>
          </table:table-cell>
          <table:table-cell office:value-type="float" office:value="0.214463">
            <text:p>0.214463</text:p>
          </table:table-cell>
          <table:table-cell office:value-type="float" office:value="2.61236">
            <text:p>2.61236</text:p>
          </table:table-cell>
          <table:table-cell table:formula="of:=[.K117]+[.F118]+[.G118]" office:value-type="float" office:value="148.2">
            <text:p>148.2</text:p>
          </table:table-cell>
          <table:table-cell table:formula="of:=[.L117]+[.H118]" office:value-type="float" office:value="334.738716">
            <text:p>334.738716</text:p>
          </table:table-cell>
        </table:table-row>
        <table:table-row table:style-name="ro1">
          <table:table-cell table:formula="of:=DATE([.B119];[.C119];[.D119])" office:value-type="date" office:date-value="2014-07-12">
            <text:p>07/12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3.19666">
            <text:p>3.19666</text:p>
          </table:table-cell>
          <table:table-cell office:value-type="float" office:value="3.27301">
            <text:p>3.27301</text:p>
          </table:table-cell>
          <table:table-cell office:value-type="float" office:value="2.49049">
            <text:p>2.49049</text:p>
          </table:table-cell>
          <table:table-cell table:formula="of:=[.K118]+[.F119]+[.G119]" office:value-type="float" office:value="153.4">
            <text:p>153.4</text:p>
          </table:table-cell>
          <table:table-cell table:formula="of:=[.L118]+[.H119]" office:value-type="float" office:value="337.935376">
            <text:p>337.935376</text:p>
          </table:table-cell>
        </table:table-row>
        <table:table-row table:style-name="ro1">
          <table:table-cell table:formula="of:=DATE([.B120];[.C120];[.D120])" office:value-type="date" office:date-value="2014-07-13">
            <text:p>07/13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office:value-type="float" office:value="1.00804">
            <text:p>1.00804</text:p>
          </table:table-cell>
          <table:table-cell office:value-type="float" office:value="1.02498">
            <text:p>1.02498</text:p>
          </table:table-cell>
          <table:table-cell office:value-type="float" office:value="2.37271">
            <text:p>2.37271</text:p>
          </table:table-cell>
          <table:table-cell table:formula="of:=[.K119]+[.F120]+[.G120]" office:value-type="float" office:value="159.5">
            <text:p>159.5</text:p>
          </table:table-cell>
          <table:table-cell table:formula="of:=[.L119]+[.H120]" office:value-type="float" office:value="338.943416">
            <text:p>338.943416</text:p>
          </table:table-cell>
        </table:table-row>
        <table:table-row table:style-name="ro1">
          <table:table-cell table:formula="of:=DATE([.B121];[.C121];[.D121])" office:value-type="date" office:date-value="2014-07-14">
            <text:p>07/14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office:value-type="float" office:value="1.58343">
            <text:p>1.58343</text:p>
          </table:table-cell>
          <table:table-cell office:value-type="float" office:value="1.59295">
            <text:p>1.59295</text:p>
          </table:table-cell>
          <table:table-cell office:value-type="float" office:value="2.25826">
            <text:p>2.25826</text:p>
          </table:table-cell>
          <table:table-cell table:formula="of:=[.K120]+[.F121]+[.G121]" office:value-type="float" office:value="167">
            <text:p>167</text:p>
          </table:table-cell>
          <table:table-cell table:formula="of:=[.L120]+[.H121]" office:value-type="float" office:value="340.526846">
            <text:p>340.526846</text:p>
          </table:table-cell>
        </table:table-row>
        <table:table-row table:style-name="ro1">
          <table:table-cell table:formula="of:=DATE([.B122];[.C122];[.D122])" office:value-type="date" office:date-value="2014-07-15">
            <text:p>07/15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9.1">
            <text:p>49.1</text:p>
          </table:table-cell>
          <table:table-cell office:value-type="float" office:value="0">
            <text:p>0</text:p>
          </table:table-cell>
          <table:table-cell office:value-type="float" office:value="3.22524">
            <text:p>3.22524</text:p>
          </table:table-cell>
          <table:table-cell office:value-type="float" office:value="3.2083">
            <text:p>3.2083</text:p>
          </table:table-cell>
          <table:table-cell office:value-type="float" office:value="2.14538">
            <text:p>2.14538</text:p>
          </table:table-cell>
          <table:table-cell table:formula="of:=[.K121]+[.F122]+[.G122]" office:value-type="float" office:value="216.1">
            <text:p>216.1</text:p>
          </table:table-cell>
          <table:table-cell table:formula="of:=[.L121]+[.H122]" office:value-type="float" office:value="343.752086">
            <text:p>343.752086</text:p>
          </table:table-cell>
        </table:table-row>
        <table:table-row table:style-name="ro1">
          <table:table-cell table:formula="of:=DATE([.B123];[.C123];[.D123])" office:value-type="date" office:date-value="2014-07-16">
            <text:p>07/16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.35999">
            <text:p>5.35999</text:p>
          </table:table-cell>
          <table:table-cell office:value-type="float" office:value="5.26906">
            <text:p>5.26906</text:p>
          </table:table-cell>
          <table:table-cell office:value-type="float" office:value="2.03439">
            <text:p>2.03439</text:p>
          </table:table-cell>
          <table:table-cell table:formula="of:=[.K122]+[.F123]+[.G123]" office:value-type="float" office:value="216.1">
            <text:p>216.1</text:p>
          </table:table-cell>
          <table:table-cell table:formula="of:=[.L122]+[.H123]" office:value-type="float" office:value="349.112076">
            <text:p>349.112076</text:p>
          </table:table-cell>
        </table:table-row>
        <table:table-row table:style-name="ro1">
          <table:table-cell table:formula="of:=DATE([.B124];[.C124];[.D124])" office:value-type="date" office:date-value="2014-07-17">
            <text:p>07/17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.73201">
            <text:p>4.73201</text:p>
          </table:table-cell>
          <table:table-cell office:value-type="float" office:value="4.59433">
            <text:p>4.59433</text:p>
          </table:table-cell>
          <table:table-cell office:value-type="float" office:value="1.92559">
            <text:p>1.92559</text:p>
          </table:table-cell>
          <table:table-cell table:formula="of:=[.K123]+[.F124]+[.G124]" office:value-type="float" office:value="216.1">
            <text:p>216.1</text:p>
          </table:table-cell>
          <table:table-cell table:formula="of:=[.L123]+[.H124]" office:value-type="float" office:value="353.844086">
            <text:p>353.844086</text:p>
          </table:table-cell>
        </table:table-row>
        <table:table-row table:style-name="ro1">
          <table:table-cell table:formula="of:=DATE([.B125];[.C125];[.D125])" office:value-type="date" office:date-value="2014-07-18">
            <text:p>07/18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.23769">
            <text:p>5.23769</text:p>
          </table:table-cell>
          <table:table-cell office:value-type="float" office:value="4.93889">
            <text:p>4.93889</text:p>
          </table:table-cell>
          <table:table-cell office:value-type="float" office:value="1.81925">
            <text:p>1.81925</text:p>
          </table:table-cell>
          <table:table-cell table:formula="of:=[.K124]+[.F125]+[.G125]" office:value-type="float" office:value="216.1">
            <text:p>216.1</text:p>
          </table:table-cell>
          <table:table-cell table:formula="of:=[.L124]+[.H125]" office:value-type="float" office:value="359.081776">
            <text:p>359.081776</text:p>
          </table:table-cell>
        </table:table-row>
        <table:table-row table:style-name="ro1">
          <table:table-cell table:formula="of:=DATE([.B126];[.C126];[.D126])" office:value-type="date" office:date-value="2014-07-19">
            <text:p>07/19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.59049">
            <text:p>5.59049</text:p>
          </table:table-cell>
          <table:table-cell office:value-type="float" office:value="4.01855">
            <text:p>4.01855</text:p>
          </table:table-cell>
          <table:table-cell office:value-type="float" office:value="1.71563">
            <text:p>1.71563</text:p>
          </table:table-cell>
          <table:table-cell table:formula="of:=[.K125]+[.F126]+[.G126]" office:value-type="float" office:value="216.1">
            <text:p>216.1</text:p>
          </table:table-cell>
          <table:table-cell table:formula="of:=[.L125]+[.H126]" office:value-type="float" office:value="364.672266">
            <text:p>364.672266</text:p>
          </table:table-cell>
        </table:table-row>
        <table:table-row table:style-name="ro1">
          <table:table-cell table:formula="of:=DATE([.B127];[.C127];[.D127])" office:value-type="date" office:date-value="2014-07-20">
            <text:p>07/20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.31472">
            <text:p>5.31472</text:p>
          </table:table-cell>
          <table:table-cell office:value-type="float" office:value="2.64895">
            <text:p>2.64895</text:p>
          </table:table-cell>
          <table:table-cell office:value-type="float" office:value="1.61493">
            <text:p>1.61493</text:p>
          </table:table-cell>
          <table:table-cell table:formula="of:=[.K126]+[.F127]+[.G127]" office:value-type="float" office:value="216.1">
            <text:p>216.1</text:p>
          </table:table-cell>
          <table:table-cell table:formula="of:=[.L126]+[.H127]" office:value-type="float" office:value="369.986986">
            <text:p>369.986986</text:p>
          </table:table-cell>
        </table:table-row>
        <table:table-row table:style-name="ro1">
          <table:table-cell table:formula="of:=DATE([.B128];[.C128];[.D128])" office:value-type="date" office:date-value="2014-07-21">
            <text:p>07/2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.55344">
            <text:p>5.55344</text:p>
          </table:table-cell>
          <table:table-cell office:value-type="float" office:value="2.01956">
            <text:p>2.01956</text:p>
          </table:table-cell>
          <table:table-cell office:value-type="float" office:value="1.51734">
            <text:p>1.51734</text:p>
          </table:table-cell>
          <table:table-cell table:formula="of:=[.K127]+[.F128]+[.G128]" office:value-type="float" office:value="216.1">
            <text:p>216.1</text:p>
          </table:table-cell>
          <table:table-cell table:formula="of:=[.L127]+[.H128]" office:value-type="float" office:value="375.540426">
            <text:p>375.540426</text:p>
          </table:table-cell>
        </table:table-row>
        <table:table-row table:style-name="ro1">
          <table:table-cell table:formula="of:=DATE([.B129];[.C129];[.D129])" office:value-type="date" office:date-value="2014-07-22">
            <text:p>07/22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.13063">
            <text:p>5.13063</text:p>
          </table:table-cell>
          <table:table-cell office:value-type="float" office:value="1.5978">
            <text:p>1.5978</text:p>
          </table:table-cell>
          <table:table-cell office:value-type="float" office:value="1.42303">
            <text:p>1.42303</text:p>
          </table:table-cell>
          <table:table-cell table:formula="of:=[.K128]+[.F129]+[.G129]" office:value-type="float" office:value="216.1">
            <text:p>216.1</text:p>
          </table:table-cell>
          <table:table-cell table:formula="of:=[.L128]+[.H129]" office:value-type="float" office:value="380.671056">
            <text:p>380.671056</text:p>
          </table:table-cell>
        </table:table-row>
        <table:table-row table:style-name="ro1">
          <table:table-cell table:formula="of:=DATE([.B130];[.C130];[.D130])" office:value-type="date" office:date-value="2014-07-23">
            <text:p>07/23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.43671">
            <text:p>5.43671</text:p>
          </table:table-cell>
          <table:table-cell office:value-type="float" office:value="1.34628">
            <text:p>1.34628</text:p>
          </table:table-cell>
          <table:table-cell office:value-type="float" office:value="1.33212">
            <text:p>1.33212</text:p>
          </table:table-cell>
          <table:table-cell table:formula="of:=[.K129]+[.F130]+[.G130]" office:value-type="float" office:value="216.1">
            <text:p>216.1</text:p>
          </table:table-cell>
          <table:table-cell table:formula="of:=[.L129]+[.H130]" office:value-type="float" office:value="386.107766">
            <text:p>386.107766</text:p>
          </table:table-cell>
        </table:table-row>
        <table:table-row table:style-name="ro1">
          <table:table-cell table:formula="of:=DATE([.B131];[.C131];[.D131])" office:value-type="date" office:date-value="2014-07-24">
            <text:p>07/24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.10708">
            <text:p>5.10708</text:p>
          </table:table-cell>
          <table:table-cell office:value-type="float" office:value="1.15195">
            <text:p>1.15195</text:p>
          </table:table-cell>
          <table:table-cell office:value-type="float" office:value="1.24473">
            <text:p>1.24473</text:p>
          </table:table-cell>
          <table:table-cell table:formula="of:=[.K130]+[.F131]+[.G131]" office:value-type="float" office:value="216.1">
            <text:p>216.1</text:p>
          </table:table-cell>
          <table:table-cell table:formula="of:=[.L130]+[.H131]" office:value-type="float" office:value="391.214846">
            <text:p>391.214846</text:p>
          </table:table-cell>
        </table:table-row>
        <table:table-row table:style-name="ro1">
          <table:table-cell table:formula="of:=DATE([.B132];[.C132];[.D132])" office:value-type="date" office:date-value="2014-07-25">
            <text:p>07/25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4.8566">
            <text:p>4.8566</text:p>
          </table:table-cell>
          <table:table-cell office:value-type="float" office:value="1.00628">
            <text:p>1.00628</text:p>
          </table:table-cell>
          <table:table-cell office:value-type="float" office:value="1.16092">
            <text:p>1.16092</text:p>
          </table:table-cell>
          <table:table-cell table:formula="of:=[.K131]+[.F132]+[.G132]" office:value-type="float" office:value="216.1">
            <text:p>216.1</text:p>
          </table:table-cell>
          <table:table-cell table:formula="of:=[.L131]+[.H132]" office:value-type="float" office:value="396.071446">
            <text:p>396.071446</text:p>
          </table:table-cell>
        </table:table-row>
        <table:table-row table:style-name="ro1">
          <table:table-cell table:formula="of:=DATE([.B133];[.C133];[.D133])" office:value-type="date" office:date-value="2014-07-26">
            <text:p>07/26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.1091">
            <text:p>5.1091</text:p>
          </table:table-cell>
          <table:table-cell office:value-type="float" office:value="0.894109">
            <text:p>0.894109</text:p>
          </table:table-cell>
          <table:table-cell office:value-type="float" office:value="1.08077">
            <text:p>1.08077</text:p>
          </table:table-cell>
          <table:table-cell table:formula="of:=[.K132]+[.F133]+[.G133]" office:value-type="float" office:value="216.1">
            <text:p>216.1</text:p>
          </table:table-cell>
          <table:table-cell table:formula="of:=[.L132]+[.H133]" office:value-type="float" office:value="401.180546">
            <text:p>401.180546</text:p>
          </table:table-cell>
        </table:table-row>
        <table:table-row table:style-name="ro1">
          <table:table-cell table:formula="of:=DATE([.B134];[.C134];[.D134])" office:value-type="date" office:date-value="2014-07-27">
            <text:p>07/27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3.89991">
            <text:p>3.89991</text:p>
          </table:table-cell>
          <table:table-cell office:value-type="float" office:value="0.784771">
            <text:p>0.784771</text:p>
          </table:table-cell>
          <table:table-cell office:value-type="float" office:value="1.00429">
            <text:p>1.00429</text:p>
          </table:table-cell>
          <table:table-cell table:formula="of:=[.K133]+[.F134]+[.G134]" office:value-type="float" office:value="216.1">
            <text:p>216.1</text:p>
          </table:table-cell>
          <table:table-cell table:formula="of:=[.L133]+[.H134]" office:value-type="float" office:value="405.080456">
            <text:p>405.080456</text:p>
          </table:table-cell>
        </table:table-row>
        <table:table-row table:style-name="ro1">
          <table:table-cell table:formula="of:=DATE([.B135];[.C135];[.D135])" office:value-type="date" office:date-value="2014-07-28">
            <text:p>07/28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3.07169">
            <text:p>3.07169</text:p>
          </table:table-cell>
          <table:table-cell office:value-type="float" office:value="0.693169">
            <text:p>0.693169</text:p>
          </table:table-cell>
          <table:table-cell office:value-type="float" office:value="0.930819">
            <text:p>0.930819</text:p>
          </table:table-cell>
          <table:table-cell table:formula="of:=[.K134]+[.F135]+[.G135]" office:value-type="float" office:value="216.1">
            <text:p>216.1</text:p>
          </table:table-cell>
          <table:table-cell table:formula="of:=[.L134]+[.H135]" office:value-type="float" office:value="408.152146">
            <text:p>408.152146</text:p>
          </table:table-cell>
        </table:table-row>
        <table:table-row table:style-name="ro1">
          <table:table-cell table:formula="of:=DATE([.B136];[.C136];[.D136])" office:value-type="date" office:date-value="2014-07-29">
            <text:p>07/29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.215">
            <text:p>5.215</text:p>
          </table:table-cell>
          <table:table-cell office:value-type="float" office:value="0.666347">
            <text:p>0.666347</text:p>
          </table:table-cell>
          <table:table-cell office:value-type="float" office:value="0.860549">
            <text:p>0.860549</text:p>
          </table:table-cell>
          <table:table-cell table:formula="of:=[.K135]+[.F136]+[.G136]" office:value-type="float" office:value="216.1">
            <text:p>216.1</text:p>
          </table:table-cell>
          <table:table-cell table:formula="of:=[.L135]+[.H136]" office:value-type="float" office:value="413.367146">
            <text:p>413.367146</text:p>
          </table:table-cell>
        </table:table-row>
        <table:table-row table:style-name="ro1">
          <table:table-cell table:formula="of:=DATE([.B137];[.C137];[.D137])" office:value-type="date" office:date-value="2014-07-30">
            <text:p>07/30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.85842">
            <text:p>1.85842</text:p>
          </table:table-cell>
          <table:table-cell office:value-type="float" office:value="0.842626">
            <text:p>0.842626</text:p>
          </table:table-cell>
          <table:table-cell office:value-type="float" office:value="0.791665">
            <text:p>0.791665</text:p>
          </table:table-cell>
          <table:table-cell table:formula="of:=[.K136]+[.F137]+[.G137]" office:value-type="float" office:value="216.6">
            <text:p>216.6</text:p>
          </table:table-cell>
          <table:table-cell table:formula="of:=[.L136]+[.H137]" office:value-type="float" office:value="415.225566">
            <text:p>415.225566</text:p>
          </table:table-cell>
        </table:table-row>
        <table:table-row table:style-name="ro1">
          <table:table-cell table:formula="of:=DATE([.B138];[.C138];[.D138])" office:value-type="date" office:date-value="2014-07-31">
            <text:p>07/3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4.27785">
            <text:p>4.27785</text:p>
          </table:table-cell>
          <table:table-cell office:value-type="float" office:value="0.634412">
            <text:p>0.634412</text:p>
          </table:table-cell>
          <table:table-cell office:value-type="float" office:value="0.791665">
            <text:p>0.791665</text:p>
          </table:table-cell>
          <table:table-cell table:formula="of:=[.K137]+[.F138]+[.G138]" office:value-type="float" office:value="216.6">
            <text:p>216.6</text:p>
          </table:table-cell>
          <table:table-cell table:formula="of:=[.L137]+[.H138]" office:value-type="float" office:value="419.503416">
            <text:p>419.503416</text:p>
          </table:table-cell>
        </table:table-row>
        <table:table-row table:style-name="ro1">
          <table:table-cell table:formula="of:=DATE([.B139];[.C139];[.D139])" office:value-type="date" office:date-value="2014-08-01">
            <text:p>08/01/14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6686">
            <text:p>3.86686</text:p>
          </table:table-cell>
          <table:table-cell office:value-type="float" office:value="0.558568">
            <text:p>0.558568</text:p>
          </table:table-cell>
          <table:table-cell office:value-type="float" office:value="0.791665">
            <text:p>0.791665</text:p>
          </table:table-cell>
          <table:table-cell table:formula="of:=[.K138]+[.F139]+[.G139]" office:value-type="float" office:value="216.6">
            <text:p>216.6</text:p>
          </table:table-cell>
          <table:table-cell table:formula="of:=[.L138]+[.H139]" office:value-type="float" office:value="423.370276">
            <text:p>423.370276</text:p>
          </table:table-cell>
        </table:table-row>
      </table:table>
      <table:table table:name="Yield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Root depth</text:p>
          </table:table-cell>
          <table:table-cell office:value-type="string">
            <text:p>Yield</text:p>
          </table:table-cell>
          <table:table-cell office:value-type="string">
            <text:p>Ea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Mg DM/ha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14268">
            <text:p>3.14268</text:p>
          </table:table-cell>
          <table:table-cell office:value-type="float" office:value="230.79">
            <text:p>230.7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27619">
            <text:p>3.27619</text:p>
          </table:table-cell>
          <table:table-cell office:value-type="float" office:value="238.22">
            <text:p>238.2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4298">
            <text:p>3.4298</text:p>
          </table:table-cell>
          <table:table-cell office:value-type="float" office:value="242.89">
            <text:p>242.8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.63093">
            <text:p>3.63093</text:p>
          </table:table-cell>
          <table:table-cell office:value-type="float" office:value="266.33">
            <text:p>266.3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.78901">
            <text:p>3.78901</text:p>
          </table:table-cell>
          <table:table-cell office:value-type="float" office:value="282.72">
            <text:p>282.7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.94398">
            <text:p>3.94398</text:p>
          </table:table-cell>
          <table:table-cell office:value-type="float" office:value="295.88">
            <text:p>295.8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.16528">
            <text:p>4.16528</text:p>
          </table:table-cell>
          <table:table-cell office:value-type="float" office:value="309.61">
            <text:p>309.6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.46115">
            <text:p>4.46115</text:p>
          </table:table-cell>
          <table:table-cell office:value-type="float" office:value="322.44">
            <text:p>322.4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.88629">
            <text:p>4.88629</text:p>
          </table:table-cell>
          <table:table-cell office:value-type="float" office:value="336.34">
            <text:p>336.3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.35899">
            <text:p>5.35899</text:p>
          </table:table-cell>
          <table:table-cell office:value-type="float" office:value="349.42">
            <text:p>349.4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.81072">
            <text:p>5.81072</text:p>
          </table:table-cell>
          <table:table-cell office:value-type="float" office:value="359.69">
            <text:p>359.6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.35487">
            <text:p>6.35487</text:p>
          </table:table-cell>
          <table:table-cell office:value-type="float" office:value="372.21">
            <text:p>372.2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.99917">
            <text:p>6.99917</text:p>
          </table:table-cell>
          <table:table-cell office:value-type="float" office:value="386.29">
            <text:p>386.2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.15769">
            <text:p>7.15769</text:p>
          </table:table-cell>
          <table:table-cell office:value-type="float" office:value="389.51">
            <text:p>389.5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.16662">
            <text:p>7.16662</text:p>
          </table:table-cell>
          <table:table-cell office:value-type="float" office:value="389.79">
            <text:p>389.7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.16996">
            <text:p>7.16996</text:p>
          </table:table-cell>
          <table:table-cell office:value-type="float" office:value="389.81">
            <text:p>389.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10/13/2014</text:date>, <text:time>14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10-13T14:26:55</dc:date>
    <dc:creator>Per Abrahamsen</dc:creator>
    <meta:generator>OpenOffice.org/3.2$Unix OpenOffice.org_project/320m12$Build-9483</meta:generator>
    <meta:editing-duration>PT00H22M56S</meta:editing-duration>
    <meta:editing-cycles>2</meta:editing-cycles>
    <meta:document-statistic meta:table-count="3" meta:cell-count="155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54cm" svg:height="15.48cm" xlink:href=".." chart:class="chart:scatter" chart:column-mapping="1" chart:style-name="ch1">
        <chart:title svg:x="12.611cm" svg:y="0.31cm" chart:style-name="ch2">
          <text:p>Precip and Makkink (2014)</text:p>
        </chart:title>
        <chart:legend chart:legend-position="end" svg:x="28.195cm" svg:y="7.271cm" chart:style-name="ch3"/>
        <chart:plot-area chart:style-name="ch4" table:cell-range-address="Weather.A17:Weather.A139 Weather.K15:Weather.L15 Weather.K17:Weather.L139" chart:data-source-has-labels="row" svg:x="1.019cm" svg:y="1.122cm" svg:width="26.567cm" svg:height="13.74cm">
          <chart:axis chart:dimension="x" chart:name="primary-x" chart:style-name="ch5"/>
          <chart:axis chart:dimension="y" chart:name="primary-y" chart:style-name="ch6">
            <chart:title svg:x="0.611cm" svg:y="8.257cm" chart:style-name="ch7">
              <text:p>mm</text:p>
            </chart:title>
            <chart:grid chart:style-name="ch8" chart:class="major"/>
          </chart:axis>
          <chart:series chart:style-name="ch9" chart:values-cell-range-address="Weather.K17:Weather.K139" chart:label-cell-address="Weather.K15:Weather.K15" chart:class="chart:scatter">
            <chart:domain table:cell-range-address="Weather.A17:Weather.A139"/>
            <chart:data-point chart:repeated="123"/>
          </chart:series>
          <chart:series chart:style-name="ch10" chart:values-cell-range-address="Weather.L17:Weather.L139" chart:label-cell-address="Weather.L15:Weather.L15" chart:class="chart:scatter">
            <chart:data-point chart:repeated="1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Weather.K15:Weather.K15">Precip</text:p>
              </table:table-cell>
              <table:table-cell office:value-type="string">
                <text:p text:id="Weather.L15:Weather.L15">Makkin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730">
                <text:p text:id="Weather.A17:Weather.A139">41730</text:p>
              </table:table-cell>
              <table:table-cell office:value-type="float" office:value="0">
                <text:p text:id="Weather.K17:Weather.K139">0</text:p>
              </table:table-cell>
              <table:table-cell office:value-type="float" office:value="0">
                <text:p text:id="Weather.L17:Weather.L13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731">
                <text:p>41731</text:p>
              </table:table-cell>
              <table:table-cell office:value-type="float" office:value="0">
                <text:p>0</text:p>
              </table:table-cell>
              <table:table-cell office:value-type="float" office:value="1.19423">
                <text:p>1.19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732">
                <text:p>41732</text:p>
              </table:table-cell>
              <table:table-cell office:value-type="float" office:value="1.2">
                <text:p>1.2</text:p>
              </table:table-cell>
              <table:table-cell office:value-type="float" office:value="3.39826">
                <text:p>3.3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733">
                <text:p>41733</text:p>
              </table:table-cell>
              <table:table-cell office:value-type="float" office:value="1.2">
                <text:p>1.2</text:p>
              </table:table-cell>
              <table:table-cell office:value-type="float" office:value="5.42315">
                <text:p>5.42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34">
                <text:p>41734</text:p>
              </table:table-cell>
              <table:table-cell office:value-type="float" office:value="1.2">
                <text:p>1.2</text:p>
              </table:table-cell>
              <table:table-cell office:value-type="float" office:value="6.041542">
                <text:p>6.041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35">
                <text:p>41735</text:p>
              </table:table-cell>
              <table:table-cell office:value-type="float" office:value="2.5">
                <text:p>2.5</text:p>
              </table:table-cell>
              <table:table-cell office:value-type="float" office:value="7.162522">
                <text:p>7.162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36">
                <text:p>41736</text:p>
              </table:table-cell>
              <table:table-cell office:value-type="float" office:value="3.1">
                <text:p>3.1</text:p>
              </table:table-cell>
              <table:table-cell office:value-type="float" office:value="8.517472">
                <text:p>8.517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37">
                <text:p>41737</text:p>
              </table:table-cell>
              <table:table-cell office:value-type="float" office:value="3.6">
                <text:p>3.6</text:p>
              </table:table-cell>
              <table:table-cell office:value-type="float" office:value="9.623122">
                <text:p>9.623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738">
                <text:p>41738</text:p>
              </table:table-cell>
              <table:table-cell office:value-type="float" office:value="5.9">
                <text:p>5.9</text:p>
              </table:table-cell>
              <table:table-cell office:value-type="float" office:value="10.619901">
                <text:p>10.619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39">
                <text:p>41739</text:p>
              </table:table-cell>
              <table:table-cell office:value-type="float" office:value="6.4">
                <text:p>6.4</text:p>
              </table:table-cell>
              <table:table-cell office:value-type="float" office:value="11.877411">
                <text:p>11.877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40">
                <text:p>41740</text:p>
              </table:table-cell>
              <table:table-cell office:value-type="float" office:value="6.4">
                <text:p>6.4</text:p>
              </table:table-cell>
              <table:table-cell office:value-type="float" office:value="12.854212">
                <text:p>12.854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41">
                <text:p>41741</text:p>
              </table:table-cell>
              <table:table-cell office:value-type="float" office:value="7.6">
                <text:p>7.6</text:p>
              </table:table-cell>
              <table:table-cell office:value-type="float" office:value="15.460022">
                <text:p>15.460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42">
                <text:p>41742</text:p>
              </table:table-cell>
              <table:table-cell office:value-type="float" office:value="8.7">
                <text:p>8.7</text:p>
              </table:table-cell>
              <table:table-cell office:value-type="float" office:value="17.721582">
                <text:p>17.721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43">
                <text:p>41743</text:p>
              </table:table-cell>
              <table:table-cell office:value-type="float" office:value="9.5">
                <text:p>9.5</text:p>
              </table:table-cell>
              <table:table-cell office:value-type="float" office:value="19.026932">
                <text:p>19.026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44">
                <text:p>41744</text:p>
              </table:table-cell>
              <table:table-cell office:value-type="float" office:value="14.3">
                <text:p>14.3</text:p>
              </table:table-cell>
              <table:table-cell office:value-type="float" office:value="22.123832">
                <text:p>22.123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745">
                <text:p>41745</text:p>
              </table:table-cell>
              <table:table-cell office:value-type="float" office:value="14.4">
                <text:p>14.4</text:p>
              </table:table-cell>
              <table:table-cell office:value-type="float" office:value="25.408232">
                <text:p>25.408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746">
                <text:p>41746</text:p>
              </table:table-cell>
              <table:table-cell office:value-type="float" office:value="14.4">
                <text:p>14.4</text:p>
              </table:table-cell>
              <table:table-cell office:value-type="float" office:value="27.375722">
                <text:p>27.375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47">
                <text:p>41747</text:p>
              </table:table-cell>
              <table:table-cell office:value-type="float" office:value="18.5">
                <text:p>18.5</text:p>
              </table:table-cell>
              <table:table-cell office:value-type="float" office:value="29.377392">
                <text:p>29.377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748">
                <text:p>41748</text:p>
              </table:table-cell>
              <table:table-cell office:value-type="float" office:value="18.9">
                <text:p>18.9</text:p>
              </table:table-cell>
              <table:table-cell office:value-type="float" office:value="32.928532">
                <text:p>32.928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749">
                <text:p>41749</text:p>
              </table:table-cell>
              <table:table-cell office:value-type="float" office:value="18.9">
                <text:p>18.9</text:p>
              </table:table-cell>
              <table:table-cell office:value-type="float" office:value="36.780092">
                <text:p>36.780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750">
                <text:p>41750</text:p>
              </table:table-cell>
              <table:table-cell office:value-type="float" office:value="18.9">
                <text:p>18.9</text:p>
              </table:table-cell>
              <table:table-cell office:value-type="float" office:value="38.857522">
                <text:p>38.857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751">
                <text:p>41751</text:p>
              </table:table-cell>
              <table:table-cell office:value-type="float" office:value="18.9">
                <text:p>18.9</text:p>
              </table:table-cell>
              <table:table-cell office:value-type="float" office:value="42.658892">
                <text:p>42.658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752">
                <text:p>41752</text:p>
              </table:table-cell>
              <table:table-cell office:value-type="float" office:value="18.9">
                <text:p>18.9</text:p>
              </table:table-cell>
              <table:table-cell office:value-type="float" office:value="44.542342">
                <text:p>44.5423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753">
                <text:p>41753</text:p>
              </table:table-cell>
              <table:table-cell office:value-type="float" office:value="19.7">
                <text:p>19.7</text:p>
              </table:table-cell>
              <table:table-cell office:value-type="float" office:value="45.250576">
                <text:p>45.250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754">
                <text:p>41754</text:p>
              </table:table-cell>
              <table:table-cell office:value-type="float" office:value="19.7">
                <text:p>19.7</text:p>
              </table:table-cell>
              <table:table-cell office:value-type="float" office:value="48.284096">
                <text:p>48.284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755">
                <text:p>41755</text:p>
              </table:table-cell>
              <table:table-cell office:value-type="float" office:value="19.7">
                <text:p>19.7</text:p>
              </table:table-cell>
              <table:table-cell office:value-type="float" office:value="52.327946">
                <text:p>52.3279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756">
                <text:p>41756</text:p>
              </table:table-cell>
              <table:table-cell office:value-type="float" office:value="19.7">
                <text:p>19.7</text:p>
              </table:table-cell>
              <table:table-cell office:value-type="float" office:value="56.444476">
                <text:p>56.444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57">
                <text:p>41757</text:p>
              </table:table-cell>
              <table:table-cell office:value-type="float" office:value="19.7">
                <text:p>19.7</text:p>
              </table:table-cell>
              <table:table-cell office:value-type="float" office:value="60.613456">
                <text:p>60.613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758">
                <text:p>41758</text:p>
              </table:table-cell>
              <table:table-cell office:value-type="float" office:value="19.7">
                <text:p>19.7</text:p>
              </table:table-cell>
              <table:table-cell office:value-type="float" office:value="64.733296">
                <text:p>64.733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759">
                <text:p>41759</text:p>
              </table:table-cell>
              <table:table-cell office:value-type="float" office:value="19.7">
                <text:p>19.7</text:p>
              </table:table-cell>
              <table:table-cell office:value-type="float" office:value="68.493226">
                <text:p>68.4932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760">
                <text:p>41760</text:p>
              </table:table-cell>
              <table:table-cell office:value-type="float" office:value="19.7">
                <text:p>19.7</text:p>
              </table:table-cell>
              <table:table-cell office:value-type="float" office:value="72.423756">
                <text:p>72.4237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61">
                <text:p>41761</text:p>
              </table:table-cell>
              <table:table-cell office:value-type="float" office:value="19.7">
                <text:p>19.7</text:p>
              </table:table-cell>
              <table:table-cell office:value-type="float" office:value="74.608926">
                <text:p>74.608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762">
                <text:p>41762</text:p>
              </table:table-cell>
              <table:table-cell office:value-type="float" office:value="19.7">
                <text:p>19.7</text:p>
              </table:table-cell>
              <table:table-cell office:value-type="float" office:value="77.838286">
                <text:p>77.838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763">
                <text:p>41763</text:p>
              </table:table-cell>
              <table:table-cell office:value-type="float" office:value="19.7">
                <text:p>19.7</text:p>
              </table:table-cell>
              <table:table-cell office:value-type="float" office:value="81.286516">
                <text:p>81.286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764">
                <text:p>41764</text:p>
              </table:table-cell>
              <table:table-cell office:value-type="float" office:value="19.7">
                <text:p>19.7</text:p>
              </table:table-cell>
              <table:table-cell office:value-type="float" office:value="83.297016">
                <text:p>83.297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765">
                <text:p>41765</text:p>
              </table:table-cell>
              <table:table-cell office:value-type="float" office:value="19.9">
                <text:p>19.9</text:p>
              </table:table-cell>
              <table:table-cell office:value-type="float" office:value="85.387916">
                <text:p>85.387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766">
                <text:p>41766</text:p>
              </table:table-cell>
              <table:table-cell office:value-type="float" office:value="30.2">
                <text:p>30.2</text:p>
              </table:table-cell>
              <table:table-cell office:value-type="float" office:value="87.203116">
                <text:p>87.203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767">
                <text:p>41767</text:p>
              </table:table-cell>
              <table:table-cell office:value-type="float" office:value="35">
                <text:p>35</text:p>
              </table:table-cell>
              <table:table-cell office:value-type="float" office:value="89.428516">
                <text:p>89.428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768">
                <text:p>41768</text:p>
              </table:table-cell>
              <table:table-cell office:value-type="float" office:value="43">
                <text:p>43</text:p>
              </table:table-cell>
              <table:table-cell office:value-type="float" office:value="90.909926">
                <text:p>90.9099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769">
                <text:p>41769</text:p>
              </table:table-cell>
              <table:table-cell office:value-type="float" office:value="47">
                <text:p>47</text:p>
              </table:table-cell>
              <table:table-cell office:value-type="float" office:value="92.679386">
                <text:p>92.6793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770">
                <text:p>41770</text:p>
              </table:table-cell>
              <table:table-cell office:value-type="float" office:value="50.4">
                <text:p>50.4</text:p>
              </table:table-cell>
              <table:table-cell office:value-type="float" office:value="94.926566">
                <text:p>94.9265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771">
                <text:p>41771</text:p>
              </table:table-cell>
              <table:table-cell office:value-type="float" office:value="60.2">
                <text:p>60.2</text:p>
              </table:table-cell>
              <table:table-cell office:value-type="float" office:value="96.693566">
                <text:p>96.693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772">
                <text:p>41772</text:p>
              </table:table-cell>
              <table:table-cell office:value-type="float" office:value="62.5">
                <text:p>62.5</text:p>
              </table:table-cell>
              <table:table-cell office:value-type="float" office:value="98.377356">
                <text:p>98.377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773">
                <text:p>41773</text:p>
              </table:table-cell>
              <table:table-cell office:value-type="float" office:value="82.6">
                <text:p>82.6</text:p>
              </table:table-cell>
              <table:table-cell office:value-type="float" office:value="99.597646">
                <text:p>99.5976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774">
                <text:p>41774</text:p>
              </table:table-cell>
              <table:table-cell office:value-type="float" office:value="82.6">
                <text:p>82.6</text:p>
              </table:table-cell>
              <table:table-cell office:value-type="float" office:value="103.963936">
                <text:p>103.9639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775">
                <text:p>41775</text:p>
              </table:table-cell>
              <table:table-cell office:value-type="float" office:value="82.6">
                <text:p>82.6</text:p>
              </table:table-cell>
              <table:table-cell office:value-type="float" office:value="107.876296">
                <text:p>107.8762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776">
                <text:p>41776</text:p>
              </table:table-cell>
              <table:table-cell office:value-type="float" office:value="82.6">
                <text:p>82.6</text:p>
              </table:table-cell>
              <table:table-cell office:value-type="float" office:value="112.769296">
                <text:p>112.769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777">
                <text:p>41777</text:p>
              </table:table-cell>
              <table:table-cell office:value-type="float" office:value="95">
                <text:p>95</text:p>
              </table:table-cell>
              <table:table-cell office:value-type="float" office:value="114.083836">
                <text:p>114.083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778">
                <text:p>41778</text:p>
              </table:table-cell>
              <table:table-cell office:value-type="float" office:value="95">
                <text:p>95</text:p>
              </table:table-cell>
              <table:table-cell office:value-type="float" office:value="117.594936">
                <text:p>117.594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779">
                <text:p>41779</text:p>
              </table:table-cell>
              <table:table-cell office:value-type="float" office:value="95">
                <text:p>95</text:p>
              </table:table-cell>
              <table:table-cell office:value-type="float" office:value="122.113476">
                <text:p>122.113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780">
                <text:p>41780</text:p>
              </table:table-cell>
              <table:table-cell office:value-type="float" office:value="95">
                <text:p>95</text:p>
              </table:table-cell>
              <table:table-cell office:value-type="float" office:value="126.999646">
                <text:p>126.9996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781">
                <text:p>41781</text:p>
              </table:table-cell>
              <table:table-cell office:value-type="float" office:value="95">
                <text:p>95</text:p>
              </table:table-cell>
              <table:table-cell office:value-type="float" office:value="132.261476">
                <text:p>132.261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782">
                <text:p>41782</text:p>
              </table:table-cell>
              <table:table-cell office:value-type="float" office:value="95">
                <text:p>95</text:p>
              </table:table-cell>
              <table:table-cell office:value-type="float" office:value="137.057076">
                <text:p>137.057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783">
                <text:p>41783</text:p>
              </table:table-cell>
              <table:table-cell office:value-type="float" office:value="95">
                <text:p>95</text:p>
              </table:table-cell>
              <table:table-cell office:value-type="float" office:value="141.200956">
                <text:p>141.200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784">
                <text:p>41784</text:p>
              </table:table-cell>
              <table:table-cell office:value-type="float" office:value="95">
                <text:p>95</text:p>
              </table:table-cell>
              <table:table-cell office:value-type="float" office:value="145.761536">
                <text:p>145.7615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785">
                <text:p>41785</text:p>
              </table:table-cell>
              <table:table-cell office:value-type="float" office:value="95">
                <text:p>95</text:p>
              </table:table-cell>
              <table:table-cell office:value-type="float" office:value="150.770346">
                <text:p>150.770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786">
                <text:p>41786</text:p>
              </table:table-cell>
              <table:table-cell office:value-type="float" office:value="95">
                <text:p>95</text:p>
              </table:table-cell>
              <table:table-cell office:value-type="float" office:value="155.764136">
                <text:p>155.764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787">
                <text:p>41787</text:p>
              </table:table-cell>
              <table:table-cell office:value-type="float" office:value="95">
                <text:p>95</text:p>
              </table:table-cell>
              <table:table-cell office:value-type="float" office:value="158.918756">
                <text:p>158.9187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788">
                <text:p>41788</text:p>
              </table:table-cell>
              <table:table-cell office:value-type="float" office:value="95">
                <text:p>95</text:p>
              </table:table-cell>
              <table:table-cell office:value-type="float" office:value="163.429926">
                <text:p>163.429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789">
                <text:p>41789</text:p>
              </table:table-cell>
              <table:table-cell office:value-type="float" office:value="95">
                <text:p>95</text:p>
              </table:table-cell>
              <table:table-cell office:value-type="float" office:value="168.768806">
                <text:p>168.768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790">
                <text:p>41790</text:p>
              </table:table-cell>
              <table:table-cell office:value-type="float" office:value="95">
                <text:p>95</text:p>
              </table:table-cell>
              <table:table-cell office:value-type="float" office:value="171.941116">
                <text:p>171.941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791">
                <text:p>41791</text:p>
              </table:table-cell>
              <table:table-cell office:value-type="float" office:value="95">
                <text:p>95</text:p>
              </table:table-cell>
              <table:table-cell office:value-type="float" office:value="176.116436">
                <text:p>176.116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792">
                <text:p>41792</text:p>
              </table:table-cell>
              <table:table-cell office:value-type="float" office:value="106.5">
                <text:p>106.5</text:p>
              </table:table-cell>
              <table:table-cell office:value-type="float" office:value="179.843546">
                <text:p>179.8435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793">
                <text:p>41793</text:p>
              </table:table-cell>
              <table:table-cell office:value-type="float" office:value="107.5">
                <text:p>107.5</text:p>
              </table:table-cell>
              <table:table-cell office:value-type="float" office:value="181.912896">
                <text:p>181.912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794">
                <text:p>41794</text:p>
              </table:table-cell>
              <table:table-cell office:value-type="float" office:value="107.6">
                <text:p>107.6</text:p>
              </table:table-cell>
              <table:table-cell office:value-type="float" office:value="184.488786">
                <text:p>184.4887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795">
                <text:p>41795</text:p>
              </table:table-cell>
              <table:table-cell office:value-type="float" office:value="109.2">
                <text:p>109.2</text:p>
              </table:table-cell>
              <table:table-cell office:value-type="float" office:value="188.197386">
                <text:p>188.1973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796">
                <text:p>41796</text:p>
              </table:table-cell>
              <table:table-cell office:value-type="float" office:value="109.2">
                <text:p>109.2</text:p>
              </table:table-cell>
              <table:table-cell office:value-type="float" office:value="190.310096">
                <text:p>190.3100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797">
                <text:p>41797</text:p>
              </table:table-cell>
              <table:table-cell office:value-type="float" office:value="109.2">
                <text:p>109.2</text:p>
              </table:table-cell>
              <table:table-cell office:value-type="float" office:value="195.620476">
                <text:p>195.620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798">
                <text:p>41798</text:p>
              </table:table-cell>
              <table:table-cell office:value-type="float" office:value="109.2">
                <text:p>109.2</text:p>
              </table:table-cell>
              <table:table-cell office:value-type="float" office:value="199.468466">
                <text:p>199.4684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799">
                <text:p>41799</text:p>
              </table:table-cell>
              <table:table-cell office:value-type="float" office:value="109.2">
                <text:p>109.2</text:p>
              </table:table-cell>
              <table:table-cell office:value-type="float" office:value="205.025986">
                <text:p>205.0259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800">
                <text:p>41800</text:p>
              </table:table-cell>
              <table:table-cell office:value-type="float" office:value="109.2">
                <text:p>109.2</text:p>
              </table:table-cell>
              <table:table-cell office:value-type="float" office:value="210.115236">
                <text:p>210.115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801">
                <text:p>41801</text:p>
              </table:table-cell>
              <table:table-cell office:value-type="float" office:value="110.3">
                <text:p>110.3</text:p>
              </table:table-cell>
              <table:table-cell office:value-type="float" office:value="212.246476">
                <text:p>212.246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802">
                <text:p>41802</text:p>
              </table:table-cell>
              <table:table-cell office:value-type="float" office:value="110.3">
                <text:p>110.3</text:p>
              </table:table-cell>
              <table:table-cell office:value-type="float" office:value="216.670116">
                <text:p>216.670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803">
                <text:p>41803</text:p>
              </table:table-cell>
              <table:table-cell office:value-type="float" office:value="110.3">
                <text:p>110.3</text:p>
              </table:table-cell>
              <table:table-cell office:value-type="float" office:value="220.509946">
                <text:p>220.5099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804">
                <text:p>41804</text:p>
              </table:table-cell>
              <table:table-cell office:value-type="float" office:value="110.4">
                <text:p>110.4</text:p>
              </table:table-cell>
              <table:table-cell office:value-type="float" office:value="225.262496">
                <text:p>225.2624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805">
                <text:p>41805</text:p>
              </table:table-cell>
              <table:table-cell office:value-type="float" office:value="110.4">
                <text:p>110.4</text:p>
              </table:table-cell>
              <table:table-cell office:value-type="float" office:value="230.750036">
                <text:p>230.75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806">
                <text:p>41806</text:p>
              </table:table-cell>
              <table:table-cell office:value-type="float" office:value="110.4">
                <text:p>110.4</text:p>
              </table:table-cell>
              <table:table-cell office:value-type="float" office:value="234.405846">
                <text:p>234.4058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807">
                <text:p>41807</text:p>
              </table:table-cell>
              <table:table-cell office:value-type="float" office:value="110.4">
                <text:p>110.4</text:p>
              </table:table-cell>
              <table:table-cell office:value-type="float" office:value="239.735146">
                <text:p>239.7351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808">
                <text:p>41808</text:p>
              </table:table-cell>
              <table:table-cell office:value-type="float" office:value="110.4">
                <text:p>110.4</text:p>
              </table:table-cell>
              <table:table-cell office:value-type="float" office:value="245.459706">
                <text:p>245.4597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809">
                <text:p>41809</text:p>
              </table:table-cell>
              <table:table-cell office:value-type="float" office:value="112.9">
                <text:p>112.9</text:p>
              </table:table-cell>
              <table:table-cell office:value-type="float" office:value="247.298666">
                <text:p>247.298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810">
                <text:p>41810</text:p>
              </table:table-cell>
              <table:table-cell office:value-type="float" office:value="118.6">
                <text:p>118.6</text:p>
              </table:table-cell>
              <table:table-cell office:value-type="float" office:value="250.403376">
                <text:p>250.4033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811">
                <text:p>41811</text:p>
              </table:table-cell>
              <table:table-cell office:value-type="float" office:value="119.9">
                <text:p>119.9</text:p>
              </table:table-cell>
              <table:table-cell office:value-type="float" office:value="252.975596">
                <text:p>252.9755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812">
                <text:p>41812</text:p>
              </table:table-cell>
              <table:table-cell office:value-type="float" office:value="119.9">
                <text:p>119.9</text:p>
              </table:table-cell>
              <table:table-cell office:value-type="float" office:value="256.805226">
                <text:p>256.8052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813">
                <text:p>41813</text:p>
              </table:table-cell>
              <table:table-cell office:value-type="float" office:value="119.9">
                <text:p>119.9</text:p>
              </table:table-cell>
              <table:table-cell office:value-type="float" office:value="259.858256">
                <text:p>259.8582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814">
                <text:p>41814</text:p>
              </table:table-cell>
              <table:table-cell office:value-type="float" office:value="125.5">
                <text:p>125.5</text:p>
              </table:table-cell>
              <table:table-cell office:value-type="float" office:value="263.799946">
                <text:p>263.7999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815">
                <text:p>41815</text:p>
              </table:table-cell>
              <table:table-cell office:value-type="float" office:value="132.2">
                <text:p>132.2</text:p>
              </table:table-cell>
              <table:table-cell office:value-type="float" office:value="267.715376">
                <text:p>267.7153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816">
                <text:p>41816</text:p>
              </table:table-cell>
              <table:table-cell office:value-type="float" office:value="132.2">
                <text:p>132.2</text:p>
              </table:table-cell>
              <table:table-cell office:value-type="float" office:value="271.105806">
                <text:p>271.105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17">
                <text:p>41817</text:p>
              </table:table-cell>
              <table:table-cell office:value-type="float" office:value="132.2">
                <text:p>132.2</text:p>
              </table:table-cell>
              <table:table-cell office:value-type="float" office:value="275.339396">
                <text:p>275.339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18">
                <text:p>41818</text:p>
              </table:table-cell>
              <table:table-cell office:value-type="float" office:value="143.3">
                <text:p>143.3</text:p>
              </table:table-cell>
              <table:table-cell office:value-type="float" office:value="278.402496">
                <text:p>278.402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819">
                <text:p>41819</text:p>
              </table:table-cell>
              <table:table-cell office:value-type="float" office:value="144.4">
                <text:p>144.4</text:p>
              </table:table-cell>
              <table:table-cell office:value-type="float" office:value="280.894716">
                <text:p>280.8947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820">
                <text:p>41820</text:p>
              </table:table-cell>
              <table:table-cell office:value-type="float" office:value="144.5">
                <text:p>144.5</text:p>
              </table:table-cell>
              <table:table-cell office:value-type="float" office:value="286.053666">
                <text:p>286.053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821">
                <text:p>41821</text:p>
              </table:table-cell>
              <table:table-cell office:value-type="float" office:value="144.5">
                <text:p>144.5</text:p>
              </table:table-cell>
              <table:table-cell office:value-type="float" office:value="290.663026">
                <text:p>290.6630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822">
                <text:p>41822</text:p>
              </table:table-cell>
              <table:table-cell office:value-type="float" office:value="144.6">
                <text:p>144.6</text:p>
              </table:table-cell>
              <table:table-cell office:value-type="float" office:value="294.759766">
                <text:p>294.7597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823">
                <text:p>41823</text:p>
              </table:table-cell>
              <table:table-cell office:value-type="float" office:value="144.6">
                <text:p>144.6</text:p>
              </table:table-cell>
              <table:table-cell office:value-type="float" office:value="296.975266">
                <text:p>296.975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824">
                <text:p>41824</text:p>
              </table:table-cell>
              <table:table-cell office:value-type="float" office:value="145.2">
                <text:p>145.2</text:p>
              </table:table-cell>
              <table:table-cell office:value-type="float" office:value="301.903166">
                <text:p>301.9031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825">
                <text:p>41825</text:p>
              </table:table-cell>
              <table:table-cell office:value-type="float" office:value="145.2">
                <text:p>145.2</text:p>
              </table:table-cell>
              <table:table-cell office:value-type="float" office:value="305.423926">
                <text:p>305.423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826">
                <text:p>41826</text:p>
              </table:table-cell>
              <table:table-cell office:value-type="float" office:value="145.2">
                <text:p>145.2</text:p>
              </table:table-cell>
              <table:table-cell office:value-type="float" office:value="310.895346">
                <text:p>310.8953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827">
                <text:p>41827</text:p>
              </table:table-cell>
              <table:table-cell office:value-type="float" office:value="146.3">
                <text:p>146.3</text:p>
              </table:table-cell>
              <table:table-cell office:value-type="float" office:value="312.900886">
                <text:p>312.900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828">
                <text:p>41828</text:p>
              </table:table-cell>
              <table:table-cell office:value-type="float" office:value="146.3">
                <text:p>146.3</text:p>
              </table:table-cell>
              <table:table-cell office:value-type="float" office:value="317.292176">
                <text:p>317.292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829">
                <text:p>41829</text:p>
              </table:table-cell>
              <table:table-cell office:value-type="float" office:value="148.2">
                <text:p>148.2</text:p>
              </table:table-cell>
              <table:table-cell office:value-type="float" office:value="323.372876">
                <text:p>323.3728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30">
                <text:p>41830</text:p>
              </table:table-cell>
              <table:table-cell office:value-type="float" office:value="148.2">
                <text:p>148.2</text:p>
              </table:table-cell>
              <table:table-cell office:value-type="float" office:value="329.181786">
                <text:p>329.1817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31">
                <text:p>41831</text:p>
              </table:table-cell>
              <table:table-cell office:value-type="float" office:value="148.2">
                <text:p>148.2</text:p>
              </table:table-cell>
              <table:table-cell office:value-type="float" office:value="334.738716">
                <text:p>334.7387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832">
                <text:p>41832</text:p>
              </table:table-cell>
              <table:table-cell office:value-type="float" office:value="153.4">
                <text:p>153.4</text:p>
              </table:table-cell>
              <table:table-cell office:value-type="float" office:value="337.935376">
                <text:p>337.9353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833">
                <text:p>41833</text:p>
              </table:table-cell>
              <table:table-cell office:value-type="float" office:value="159.5">
                <text:p>159.5</text:p>
              </table:table-cell>
              <table:table-cell office:value-type="float" office:value="338.943416">
                <text:p>338.9434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834">
                <text:p>41834</text:p>
              </table:table-cell>
              <table:table-cell office:value-type="float" office:value="167">
                <text:p>167</text:p>
              </table:table-cell>
              <table:table-cell office:value-type="float" office:value="340.526846">
                <text:p>340.5268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835">
                <text:p>41835</text:p>
              </table:table-cell>
              <table:table-cell office:value-type="float" office:value="216.1">
                <text:p>216.1</text:p>
              </table:table-cell>
              <table:table-cell office:value-type="float" office:value="343.752086">
                <text:p>343.7520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836">
                <text:p>41836</text:p>
              </table:table-cell>
              <table:table-cell office:value-type="float" office:value="216.1">
                <text:p>216.1</text:p>
              </table:table-cell>
              <table:table-cell office:value-type="float" office:value="349.112076">
                <text:p>349.1120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837">
                <text:p>41837</text:p>
              </table:table-cell>
              <table:table-cell office:value-type="float" office:value="216.1">
                <text:p>216.1</text:p>
              </table:table-cell>
              <table:table-cell office:value-type="float" office:value="353.844086">
                <text:p>353.8440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38">
                <text:p>41838</text:p>
              </table:table-cell>
              <table:table-cell office:value-type="float" office:value="216.1">
                <text:p>216.1</text:p>
              </table:table-cell>
              <table:table-cell office:value-type="float" office:value="359.081776">
                <text:p>359.0817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839">
                <text:p>41839</text:p>
              </table:table-cell>
              <table:table-cell office:value-type="float" office:value="216.1">
                <text:p>216.1</text:p>
              </table:table-cell>
              <table:table-cell office:value-type="float" office:value="364.672266">
                <text:p>364.6722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840">
                <text:p>41840</text:p>
              </table:table-cell>
              <table:table-cell office:value-type="float" office:value="216.1">
                <text:p>216.1</text:p>
              </table:table-cell>
              <table:table-cell office:value-type="float" office:value="369.986986">
                <text:p>369.9869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841">
                <text:p>41841</text:p>
              </table:table-cell>
              <table:table-cell office:value-type="float" office:value="216.1">
                <text:p>216.1</text:p>
              </table:table-cell>
              <table:table-cell office:value-type="float" office:value="375.540426">
                <text:p>375.540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842">
                <text:p>41842</text:p>
              </table:table-cell>
              <table:table-cell office:value-type="float" office:value="216.1">
                <text:p>216.1</text:p>
              </table:table-cell>
              <table:table-cell office:value-type="float" office:value="380.671056">
                <text:p>380.6710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843">
                <text:p>41843</text:p>
              </table:table-cell>
              <table:table-cell office:value-type="float" office:value="216.1">
                <text:p>216.1</text:p>
              </table:table-cell>
              <table:table-cell office:value-type="float" office:value="386.107766">
                <text:p>386.1077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844">
                <text:p>41844</text:p>
              </table:table-cell>
              <table:table-cell office:value-type="float" office:value="216.1">
                <text:p>216.1</text:p>
              </table:table-cell>
              <table:table-cell office:value-type="float" office:value="391.214846">
                <text:p>391.2148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845">
                <text:p>41845</text:p>
              </table:table-cell>
              <table:table-cell office:value-type="float" office:value="216.1">
                <text:p>216.1</text:p>
              </table:table-cell>
              <table:table-cell office:value-type="float" office:value="396.071446">
                <text:p>396.0714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846">
                <text:p>41846</text:p>
              </table:table-cell>
              <table:table-cell office:value-type="float" office:value="216.1">
                <text:p>216.1</text:p>
              </table:table-cell>
              <table:table-cell office:value-type="float" office:value="401.180546">
                <text:p>401.1805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847">
                <text:p>41847</text:p>
              </table:table-cell>
              <table:table-cell office:value-type="float" office:value="216.1">
                <text:p>216.1</text:p>
              </table:table-cell>
              <table:table-cell office:value-type="float" office:value="405.080456">
                <text:p>405.0804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848">
                <text:p>41848</text:p>
              </table:table-cell>
              <table:table-cell office:value-type="float" office:value="216.1">
                <text:p>216.1</text:p>
              </table:table-cell>
              <table:table-cell office:value-type="float" office:value="408.152146">
                <text:p>408.1521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849">
                <text:p>41849</text:p>
              </table:table-cell>
              <table:table-cell office:value-type="float" office:value="216.1">
                <text:p>216.1</text:p>
              </table:table-cell>
              <table:table-cell office:value-type="float" office:value="413.367146">
                <text:p>413.367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850">
                <text:p>41850</text:p>
              </table:table-cell>
              <table:table-cell office:value-type="float" office:value="216.6">
                <text:p>216.6</text:p>
              </table:table-cell>
              <table:table-cell office:value-type="float" office:value="415.225566">
                <text:p>415.225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851">
                <text:p>41851</text:p>
              </table:table-cell>
              <table:table-cell office:value-type="float" office:value="216.6">
                <text:p>216.6</text:p>
              </table:table-cell>
              <table:table-cell office:value-type="float" office:value="419.503416">
                <text:p>419.5034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852">
                <text:p>41852</text:p>
              </table:table-cell>
              <table:table-cell office:value-type="float" office:value="216.6">
                <text:p>216.6</text:p>
              </table:table-cell>
              <table:table-cell office:value-type="float" office:value="423.370276">
                <text:p>423.370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4cm" svg:height="15.48cm" xlink:href=".." chart:class="chart:scatter" chart:style-name="ch1">
        <chart:title svg:x="12.24cm" svg:y="0.31cm" chart:style-name="ch2">
          <text:p>LAI for unstressed crop (2014)</text:p>
        </chart:title>
        <chart:legend chart:legend-position="end" svg:x="28.857cm" svg:y="7.458cm" chart:style-name="ch3"/>
        <chart:plot-area chart:style-name="ch4" table:cell-range-address="Weather.A17:Weather.A139 Weather.J15:Weather.J15 Weather.J17:Weather.J139" chart:data-source-has-labels="row" svg:x="0.61cm" svg:y="1.122cm" svg:width="27.638cm" svg:height="13.74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eather.J17:Weather.J139" chart:label-cell-address="Weather.J15:Weather.J15" chart:class="chart:scatter">
            <chart:domain table:cell-range-address="Weather.A17:Weather.A139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Weather.J15:Weather.J15">L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730">
                <text:p text:id="Weather.A17:Weather.A139">41730</text:p>
              </table:table-cell>
              <table:table-cell office:value-type="float" office:value="0">
                <text:p text:id="Weather.J17:Weather.J13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731">
                <text:p>4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732">
                <text:p>4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733">
                <text:p>4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34">
                <text:p>4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35">
                <text:p>4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36">
                <text:p>4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37">
                <text:p>4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738">
                <text:p>4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39">
                <text:p>4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40">
                <text:p>4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41">
                <text:p>4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42">
                <text:p>4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43">
                <text:p>4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44">
                <text:p>4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745">
                <text:p>4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746">
                <text:p>4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47">
                <text:p>4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748">
                <text:p>4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749">
                <text:p>41749</text:p>
              </table:table-cell>
              <table:table-cell office:value-type="float" office:value="0.109097">
                <text:p>0.109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750">
                <text:p>41750</text:p>
              </table:table-cell>
              <table:table-cell office:value-type="float" office:value="0.109097">
                <text:p>0.1090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751">
                <text:p>41751</text:p>
              </table:table-cell>
              <table:table-cell office:value-type="float" office:value="0.134439">
                <text:p>0.134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752">
                <text:p>41752</text:p>
              </table:table-cell>
              <table:table-cell office:value-type="float" office:value="0.167821">
                <text:p>0.1678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753">
                <text:p>41753</text:p>
              </table:table-cell>
              <table:table-cell office:value-type="float" office:value="0.194166">
                <text:p>0.194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754">
                <text:p>41754</text:p>
              </table:table-cell>
              <table:table-cell office:value-type="float" office:value="0.212466">
                <text:p>0.2124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755">
                <text:p>41755</text:p>
              </table:table-cell>
              <table:table-cell office:value-type="float" office:value="0.210258">
                <text:p>0.210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756">
                <text:p>41756</text:p>
              </table:table-cell>
              <table:table-cell office:value-type="float" office:value="0.262401">
                <text:p>0.2624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57">
                <text:p>41757</text:p>
              </table:table-cell>
              <table:table-cell office:value-type="float" office:value="0.320481">
                <text:p>0.320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758">
                <text:p>41758</text:p>
              </table:table-cell>
              <table:table-cell office:value-type="float" office:value="0.386686">
                <text:p>0.386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759">
                <text:p>41759</text:p>
              </table:table-cell>
              <table:table-cell office:value-type="float" office:value="0.455025">
                <text:p>0.455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760">
                <text:p>41760</text:p>
              </table:table-cell>
              <table:table-cell office:value-type="float" office:value="0.523706">
                <text:p>0.523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61">
                <text:p>41761</text:p>
              </table:table-cell>
              <table:table-cell office:value-type="float" office:value="0.569455">
                <text:p>0.569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762">
                <text:p>41762</text:p>
              </table:table-cell>
              <table:table-cell office:value-type="float" office:value="0.595272">
                <text:p>0.595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763">
                <text:p>41763</text:p>
              </table:table-cell>
              <table:table-cell office:value-type="float" office:value="0.628003">
                <text:p>0.628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764">
                <text:p>41764</text:p>
              </table:table-cell>
              <table:table-cell office:value-type="float" office:value="0.661731">
                <text:p>0.661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765">
                <text:p>41765</text:p>
              </table:table-cell>
              <table:table-cell office:value-type="float" office:value="0.696159">
                <text:p>0.696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766">
                <text:p>41766</text:p>
              </table:table-cell>
              <table:table-cell office:value-type="float" office:value="0.753642">
                <text:p>0.753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767">
                <text:p>41767</text:p>
              </table:table-cell>
              <table:table-cell office:value-type="float" office:value="0.888228">
                <text:p>0.8882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768">
                <text:p>41768</text:p>
              </table:table-cell>
              <table:table-cell office:value-type="float" office:value="1.03932">
                <text:p>1.03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769">
                <text:p>41769</text:p>
              </table:table-cell>
              <table:table-cell office:value-type="float" office:value="1.19175">
                <text:p>1.19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770">
                <text:p>41770</text:p>
              </table:table-cell>
              <table:table-cell office:value-type="float" office:value="1.35468">
                <text:p>1.35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771">
                <text:p>41771</text:p>
              </table:table-cell>
              <table:table-cell office:value-type="float" office:value="1.53076">
                <text:p>1.53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772">
                <text:p>41772</text:p>
              </table:table-cell>
              <table:table-cell office:value-type="float" office:value="1.68564">
                <text:p>1.68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773">
                <text:p>41773</text:p>
              </table:table-cell>
              <table:table-cell office:value-type="float" office:value="1.84383">
                <text:p>1.843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774">
                <text:p>41774</text:p>
              </table:table-cell>
              <table:table-cell office:value-type="float" office:value="1.9819">
                <text:p>1.9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775">
                <text:p>41775</text:p>
              </table:table-cell>
              <table:table-cell office:value-type="float" office:value="2.20431">
                <text:p>2.20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776">
                <text:p>41776</text:p>
              </table:table-cell>
              <table:table-cell office:value-type="float" office:value="2.50842">
                <text:p>2.50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777">
                <text:p>41777</text:p>
              </table:table-cell>
              <table:table-cell office:value-type="float" office:value="2.883">
                <text:p>2.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778">
                <text:p>41778</text:p>
              </table:table-cell>
              <table:table-cell office:value-type="float" office:value="3.18737">
                <text:p>3.18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779">
                <text:p>41779</text:p>
              </table:table-cell>
              <table:table-cell office:value-type="float" office:value="3.49675">
                <text:p>3.496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780">
                <text:p>41780</text:p>
              </table:table-cell>
              <table:table-cell office:value-type="float" office:value="3.90852">
                <text:p>3.90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781">
                <text:p>41781</text:p>
              </table:table-cell>
              <table:table-cell office:value-type="float" office:value="4.39659">
                <text:p>4.396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782">
                <text:p>41782</text:p>
              </table:table-cell>
              <table:table-cell office:value-type="float" office:value="4.95089">
                <text:p>4.95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783">
                <text:p>41783</text:p>
              </table:table-cell>
              <table:table-cell office:value-type="float" office:value="5.50912">
                <text:p>5.50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784">
                <text:p>41784</text:p>
              </table:table-cell>
              <table:table-cell office:value-type="float" office:value="5.86179">
                <text:p>5.861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785">
                <text:p>41785</text:p>
              </table:table-cell>
              <table:table-cell office:value-type="float" office:value="6.07534">
                <text:p>6.07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786">
                <text:p>41786</text:p>
              </table:table-cell>
              <table:table-cell office:value-type="float" office:value="6.17932">
                <text:p>6.17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787">
                <text:p>41787</text:p>
              </table:table-cell>
              <table:table-cell office:value-type="float" office:value="6.10398">
                <text:p>6.10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788">
                <text:p>41788</text:p>
              </table:table-cell>
              <table:table-cell office:value-type="float" office:value="5.92555">
                <text:p>5.92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789">
                <text:p>41789</text:p>
              </table:table-cell>
              <table:table-cell office:value-type="float" office:value="5.72139">
                <text:p>5.721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790">
                <text:p>41790</text:p>
              </table:table-cell>
              <table:table-cell office:value-type="float" office:value="5.53199">
                <text:p>5.53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791">
                <text:p>41791</text:p>
              </table:table-cell>
              <table:table-cell office:value-type="float" office:value="5.38121">
                <text:p>5.38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792">
                <text:p>41792</text:p>
              </table:table-cell>
              <table:table-cell office:value-type="float" office:value="5.26446">
                <text:p>5.264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793">
                <text:p>41793</text:p>
              </table:table-cell>
              <table:table-cell office:value-type="float" office:value="5.22756">
                <text:p>5.227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794">
                <text:p>41794</text:p>
              </table:table-cell>
              <table:table-cell office:value-type="float" office:value="5.18984">
                <text:p>5.189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795">
                <text:p>41795</text:p>
              </table:table-cell>
              <table:table-cell office:value-type="float" office:value="5.12893">
                <text:p>5.128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796">
                <text:p>41796</text:p>
              </table:table-cell>
              <table:table-cell office:value-type="float" office:value="5.06482">
                <text:p>5.064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797">
                <text:p>41797</text:p>
              </table:table-cell>
              <table:table-cell office:value-type="float" office:value="5.0188">
                <text:p>5.01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798">
                <text:p>41798</text:p>
              </table:table-cell>
              <table:table-cell office:value-type="float" office:value="4.98443">
                <text:p>4.98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799">
                <text:p>41799</text:p>
              </table:table-cell>
              <table:table-cell office:value-type="float" office:value="4.9556">
                <text:p>4.9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800">
                <text:p>41800</text:p>
              </table:table-cell>
              <table:table-cell office:value-type="float" office:value="4.92408">
                <text:p>4.92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801">
                <text:p>41801</text:p>
              </table:table-cell>
              <table:table-cell office:value-type="float" office:value="4.89034">
                <text:p>4.890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802">
                <text:p>41802</text:p>
              </table:table-cell>
              <table:table-cell office:value-type="float" office:value="4.85451">
                <text:p>4.854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803">
                <text:p>41803</text:p>
              </table:table-cell>
              <table:table-cell office:value-type="float" office:value="4.8175">
                <text:p>4.81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804">
                <text:p>41804</text:p>
              </table:table-cell>
              <table:table-cell office:value-type="float" office:value="4.77942">
                <text:p>4.779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805">
                <text:p>41805</text:p>
              </table:table-cell>
              <table:table-cell office:value-type="float" office:value="4.74033">
                <text:p>4.740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806">
                <text:p>41806</text:p>
              </table:table-cell>
              <table:table-cell office:value-type="float" office:value="4.70017">
                <text:p>4.70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807">
                <text:p>41807</text:p>
              </table:table-cell>
              <table:table-cell office:value-type="float" office:value="4.65904">
                <text:p>4.659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808">
                <text:p>41808</text:p>
              </table:table-cell>
              <table:table-cell office:value-type="float" office:value="4.61688">
                <text:p>4.61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809">
                <text:p>41809</text:p>
              </table:table-cell>
              <table:table-cell office:value-type="float" office:value="4.57373">
                <text:p>4.57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810">
                <text:p>41810</text:p>
              </table:table-cell>
              <table:table-cell office:value-type="float" office:value="4.52981">
                <text:p>4.52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811">
                <text:p>41811</text:p>
              </table:table-cell>
              <table:table-cell office:value-type="float" office:value="4.48508">
                <text:p>4.48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812">
                <text:p>41812</text:p>
              </table:table-cell>
              <table:table-cell office:value-type="float" office:value="4.43618">
                <text:p>4.43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813">
                <text:p>41813</text:p>
              </table:table-cell>
              <table:table-cell office:value-type="float" office:value="4.38096">
                <text:p>4.38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814">
                <text:p>41814</text:p>
              </table:table-cell>
              <table:table-cell office:value-type="float" office:value="4.31977">
                <text:p>4.319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815">
                <text:p>41815</text:p>
              </table:table-cell>
              <table:table-cell office:value-type="float" office:value="4.25279">
                <text:p>4.252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816">
                <text:p>41816</text:p>
              </table:table-cell>
              <table:table-cell office:value-type="float" office:value="4.18011">
                <text:p>4.180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17">
                <text:p>41817</text:p>
              </table:table-cell>
              <table:table-cell office:value-type="float" office:value="4.1024">
                <text:p>4.1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18">
                <text:p>41818</text:p>
              </table:table-cell>
              <table:table-cell office:value-type="float" office:value="4.01892">
                <text:p>4.018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819">
                <text:p>41819</text:p>
              </table:table-cell>
              <table:table-cell office:value-type="float" office:value="3.9299">
                <text:p>3.9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820">
                <text:p>41820</text:p>
              </table:table-cell>
              <table:table-cell office:value-type="float" office:value="3.83637">
                <text:p>3.836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821">
                <text:p>41821</text:p>
              </table:table-cell>
              <table:table-cell office:value-type="float" office:value="3.73848">
                <text:p>3.73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822">
                <text:p>41822</text:p>
              </table:table-cell>
              <table:table-cell office:value-type="float" office:value="3.6369">
                <text:p>3.6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823">
                <text:p>41823</text:p>
              </table:table-cell>
              <table:table-cell office:value-type="float" office:value="3.53202">
                <text:p>3.532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824">
                <text:p>41824</text:p>
              </table:table-cell>
              <table:table-cell office:value-type="float" office:value="3.42386">
                <text:p>3.42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825">
                <text:p>41825</text:p>
              </table:table-cell>
              <table:table-cell office:value-type="float" office:value="3.31291">
                <text:p>3.31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826">
                <text:p>41826</text:p>
              </table:table-cell>
              <table:table-cell office:value-type="float" office:value="3.19967">
                <text:p>3.199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827">
                <text:p>41827</text:p>
              </table:table-cell>
              <table:table-cell office:value-type="float" office:value="3.0833">
                <text:p>3.0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828">
                <text:p>41828</text:p>
              </table:table-cell>
              <table:table-cell office:value-type="float" office:value="2.96443">
                <text:p>2.9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829">
                <text:p>41829</text:p>
              </table:table-cell>
              <table:table-cell office:value-type="float" office:value="2.84733">
                <text:p>2.847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30">
                <text:p>41830</text:p>
              </table:table-cell>
              <table:table-cell office:value-type="float" office:value="2.72983">
                <text:p>2.729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31">
                <text:p>41831</text:p>
              </table:table-cell>
              <table:table-cell office:value-type="float" office:value="2.61236">
                <text:p>2.612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832">
                <text:p>41832</text:p>
              </table:table-cell>
              <table:table-cell office:value-type="float" office:value="2.49049">
                <text:p>2.49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833">
                <text:p>41833</text:p>
              </table:table-cell>
              <table:table-cell office:value-type="float" office:value="2.37271">
                <text:p>2.37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834">
                <text:p>41834</text:p>
              </table:table-cell>
              <table:table-cell office:value-type="float" office:value="2.25826">
                <text:p>2.258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835">
                <text:p>41835</text:p>
              </table:table-cell>
              <table:table-cell office:value-type="float" office:value="2.14538">
                <text:p>2.14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836">
                <text:p>41836</text:p>
              </table:table-cell>
              <table:table-cell office:value-type="float" office:value="2.03439">
                <text:p>2.034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837">
                <text:p>41837</text:p>
              </table:table-cell>
              <table:table-cell office:value-type="float" office:value="1.92559">
                <text:p>1.925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38">
                <text:p>41838</text:p>
              </table:table-cell>
              <table:table-cell office:value-type="float" office:value="1.81925">
                <text:p>1.819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839">
                <text:p>41839</text:p>
              </table:table-cell>
              <table:table-cell office:value-type="float" office:value="1.71563">
                <text:p>1.71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840">
                <text:p>41840</text:p>
              </table:table-cell>
              <table:table-cell office:value-type="float" office:value="1.61493">
                <text:p>1.61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841">
                <text:p>41841</text:p>
              </table:table-cell>
              <table:table-cell office:value-type="float" office:value="1.51734">
                <text:p>1.517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842">
                <text:p>41842</text:p>
              </table:table-cell>
              <table:table-cell office:value-type="float" office:value="1.42303">
                <text:p>1.42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843">
                <text:p>41843</text:p>
              </table:table-cell>
              <table:table-cell office:value-type="float" office:value="1.33212">
                <text:p>1.33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844">
                <text:p>41844</text:p>
              </table:table-cell>
              <table:table-cell office:value-type="float" office:value="1.24473">
                <text:p>1.244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845">
                <text:p>41845</text:p>
              </table:table-cell>
              <table:table-cell office:value-type="float" office:value="1.16092">
                <text:p>1.160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846">
                <text:p>41846</text:p>
              </table:table-cell>
              <table:table-cell office:value-type="float" office:value="1.08077">
                <text:p>1.080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847">
                <text:p>41847</text:p>
              </table:table-cell>
              <table:table-cell office:value-type="float" office:value="1.00429">
                <text:p>1.004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848">
                <text:p>41848</text:p>
              </table:table-cell>
              <table:table-cell office:value-type="float" office:value="0.930819">
                <text:p>0.930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849">
                <text:p>41849</text:p>
              </table:table-cell>
              <table:table-cell office:value-type="float" office:value="0.860549">
                <text:p>0.8605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850">
                <text:p>41850</text:p>
              </table:table-cell>
              <table:table-cell office:value-type="float" office:value="0.791665">
                <text:p>0.7916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851">
                <text:p>41851</text:p>
              </table:table-cell>
              <table:table-cell office:value-type="float" office:value="0.791665">
                <text:p>0.7916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852">
                <text:p>41852</text:p>
              </table:table-cell>
              <table:table-cell office:value-type="float" office:value="0.791665">
                <text:p>0.791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531cm" svg:height="17.915cm" xlink:href=".." chart:class="chart:scatter" chart:style-name="ch1">
        <chart:legend chart:legend-position="end" svg:x="29.642cm" svg:y="8.488cm" chart:style-name="ch2"/>
        <chart:plot-area chart:style-name="ch3" table:cell-range-address="Yield.A3:Yield.C18 Yield.B1:Yield.C1" chart:data-source-has-labels="row" svg:x="1.059cm" svg:y="0.358cm" svg:width="27.525cm" svg:height="16.684cm">
          <chart:axis chart:dimension="x" chart:name="primary-x" chart:style-name="ch4">
            <chart:title svg:x="14.609cm" svg:y="16.828cm" chart:style-name="ch5">
              <text:p>cm</text:p>
            </chart:title>
          </chart:axis>
          <chart:axis chart:dimension="y" chart:name="primary-y" chart:style-name="ch4">
            <chart:title svg:x="0.631cm" svg:y="9.155cm" chart:style-name="ch6">
              <text:p>Mg DM/ha</text:p>
            </chart:title>
            <chart:grid chart:style-name="ch7" chart:class="major"/>
          </chart:axis>
          <chart:axis chart:dimension="y" chart:name="secondary-y" chart:style-name="ch8">
            <chart:title svg:x="28.642cm" svg:y="8.679cm" chart:style-name="ch6">
              <text:p>mm</text:p>
            </chart:title>
          </chart:axis>
          <chart:series chart:attached-axis="primary-y" chart:style-name="ch9" chart:values-cell-range-address="Yield.B3:Yield.B18" chart:label-cell-address="Yield.B1:Yield.B1" chart:class="chart:scatter">
            <chart:domain table:cell-range-address="Yield.A3:Yield.A18"/>
            <chart:data-point chart:repeated="16"/>
          </chart:series>
          <chart:series chart:attached-axis="secondary-y" chart:style-name="ch10" chart:values-cell-range-address="Yield.C3:Yield.C18" chart:label-cell-address="Yield.C1:Yield.C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Yield.B1:Yield.B1">Yield</text:p>
              </table:table-cell>
              <table:table-cell office:value-type="string">
                <text:p text:id="Yield.C1:Yield.C1">E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 text:id="Yield.A3:Yield.A18">15</text:p>
              </table:table-cell>
              <table:table-cell office:value-type="float" office:value="3.14268">
                <text:p text:id="Yield.B3:Yield.B18">3.14268</text:p>
              </table:table-cell>
              <table:table-cell office:value-type="float" office:value="230.79">
                <text:p text:id="Yield.C3:Yield.C18">230.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27619">
                <text:p>3.27619</text:p>
              </table:table-cell>
              <table:table-cell office:value-type="float" office:value="238.22">
                <text:p>238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.4298">
                <text:p>3.4298</text:p>
              </table:table-cell>
              <table:table-cell office:value-type="float" office:value="242.89">
                <text:p>242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.63093">
                <text:p>3.63093</text:p>
              </table:table-cell>
              <table:table-cell office:value-type="float" office:value="266.33">
                <text:p>266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.78901">
                <text:p>3.78901</text:p>
              </table:table-cell>
              <table:table-cell office:value-type="float" office:value="282.72">
                <text:p>282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3.94398">
                <text:p>3.94398</text:p>
              </table:table-cell>
              <table:table-cell office:value-type="float" office:value="295.88">
                <text:p>295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4.16528">
                <text:p>4.16528</text:p>
              </table:table-cell>
              <table:table-cell office:value-type="float" office:value="309.61">
                <text:p>309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4.46115">
                <text:p>4.46115</text:p>
              </table:table-cell>
              <table:table-cell office:value-type="float" office:value="322.44">
                <text:p>322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4.88629">
                <text:p>4.88629</text:p>
              </table:table-cell>
              <table:table-cell office:value-type="float" office:value="336.34">
                <text:p>336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5.35899">
                <text:p>5.35899</text:p>
              </table:table-cell>
              <table:table-cell office:value-type="float" office:value="349.42">
                <text:p>349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">
                <text:p>105</text:p>
              </table:table-cell>
              <table:table-cell office:value-type="float" office:value="5.81072">
                <text:p>5.81072</text:p>
              </table:table-cell>
              <table:table-cell office:value-type="float" office:value="359.69">
                <text:p>359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6.35487">
                <text:p>6.35487</text:p>
              </table:table-cell>
              <table:table-cell office:value-type="float" office:value="372.21">
                <text:p>372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6.99917">
                <text:p>6.99917</text:p>
              </table:table-cell>
              <table:table-cell office:value-type="float" office:value="386.29">
                <text:p>386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7.15769">
                <text:p>7.15769</text:p>
              </table:table-cell>
              <table:table-cell office:value-type="float" office:value="389.51">
                <text:p>389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7.16662">
                <text:p>7.16662</text:p>
              </table:table-cell>
              <table:table-cell office:value-type="float" office:value="389.79">
                <text:p>389.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7.16996">
                <text:p>7.16996</text:p>
              </table:table-cell>
              <table:table-cell office:value-type="float" office:value="389.81">
                <text:p>389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